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403231129942117" calcext:value-type="float">
            <text:p>-0.403231129942117</text:p>
          </table:table-cell>
          <table:table-cell office:value-type="float" office:value="-0.141403008392743" calcext:value-type="float">
            <text:p>-0.141403008392743</text:p>
          </table:table-cell>
          <table:table-cell office:value-type="float" office:value="-0.740805819492202" calcext:value-type="float">
            <text:p>-0.740805819492202</text:p>
          </table:table-cell>
          <table:table-cell office:value-type="float" office:value="-1.09120806927706" calcext:value-type="float">
            <text:p>-1.09120806927706</text:p>
          </table:table-cell>
          <table:table-cell office:value-type="float" office:value="-0.32630101545566" calcext:value-type="float">
            <text:p>-0.32630101545566</text:p>
          </table:table-cell>
          <table:table-cell table:number-columns-repeated="2" office:value-type="float" office:value="0.538527569320813" calcext:value-type="float">
            <text:p>0.538527569320813</text:p>
          </table:table-cell>
          <table:table-cell office:value-type="float" office:value="1.39861601114322" calcext:value-type="float">
            <text:p>1.39861601114322</text:p>
          </table:table-cell>
          <table:table-cell office:value-type="float" office:value="-1.33264779261396" calcext:value-type="float">
            <text:p>-1.33264779261396</text:p>
          </table:table-cell>
          <table:table-cell office:value-type="float" office:value="-0.32630101545566" calcext:value-type="float">
            <text:p>-0.32630101545566</text:p>
          </table:table-cell>
          <table:table-cell office:value-type="float" office:value="-0.188622670084456" calcext:value-type="float">
            <text:p>-0.188622670084456</text:p>
          </table:table-cell>
          <table:table-cell office:value-type="float" office:value="0.822690628222411" calcext:value-type="float">
            <text:p>0.82269062822241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1.09745553531345" calcext:value-type="float">
            <text:p>-1.09745553531345</text:p>
          </table:table-cell>
          <table:table-cell office:value-type="float" office:value="-0.881826119378834" calcext:value-type="float">
            <text:p>-0.881826119378834</text:p>
          </table:table-cell>
          <table:table-cell office:value-type="float" office:value="-2.21016466175031" calcext:value-type="float">
            <text:p>-2.21016466175031</text:p>
          </table:table-cell>
          <table:table-cell office:value-type="float" office:value="-0.841735459979054" calcext:value-type="float">
            <text:p>-0.841735459979054</text:p>
          </table:table-cell>
          <table:table-cell office:value-type="float" office:value="-2.29633666636254" calcext:value-type="float">
            <text:p>-2.29633666636254</text:p>
          </table:table-cell>
          <table:table-cell office:value-type="float" office:value="-0.659064664982017" calcext:value-type="float">
            <text:p>-0.659064664982017</text:p>
          </table:table-cell>
          <table:table-cell office:value-type="float" office:value="-0.881826119378834" calcext:value-type="float">
            <text:p>-0.881826119378834</text:p>
          </table:table-cell>
          <table:table-cell office:value-type="float" office:value="-0.849028349351005" calcext:value-type="float">
            <text:p>-0.849028349351005</text:p>
          </table:table-cell>
          <table:table-cell office:value-type="float" office:value="-1.42299774711825" calcext:value-type="float">
            <text:p>-1.42299774711825</text:p>
          </table:table-cell>
          <table:table-cell office:value-type="float" office:value="0.347257167273543" calcext:value-type="float">
            <text:p>0.347257167273543</text:p>
          </table:table-cell>
          <table:table-cell office:value-type="float" office:value="-1.07931781563408" calcext:value-type="float">
            <text:p>-1.07931781563408</text:p>
          </table:table-cell>
          <table:table-cell office:value-type="float" office:value="0.765768154009026" calcext:value-type="float">
            <text:p>0.76576815400902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2.58723845932999" calcext:value-type="float">
            <text:p>-2.58723845932999</text:p>
          </table:table-cell>
          <table:table-cell office:value-type="float" office:value="-0.947615610942851" calcext:value-type="float">
            <text:p>-0.947615610942851</text:p>
          </table:table-cell>
          <table:table-cell office:value-type="float" office:value="-4.65377400278509" calcext:value-type="float">
            <text:p>-4.65377400278509</text:p>
          </table:table-cell>
          <table:table-cell office:value-type="float" office:value="-4.07524992489643" calcext:value-type="float">
            <text:p>-4.07524992489643</text:p>
          </table:table-cell>
          <table:table-cell office:value-type="float" office:value="-0.654499831057842" calcext:value-type="float">
            <text:p>-0.654499831057842</text:p>
          </table:table-cell>
          <table:table-cell office:value-type="float" office:value="-1.0159105627265" calcext:value-type="float">
            <text:p>-1.0159105627265</text:p>
          </table:table-cell>
          <table:table-cell office:value-type="float" office:value="-0.447774894094871" calcext:value-type="float">
            <text:p>-0.447774894094871</text:p>
          </table:table-cell>
          <table:table-cell office:value-type="float" office:value="-2.83335850780627" calcext:value-type="float">
            <text:p>-2.83335850780627</text:p>
          </table:table-cell>
          <table:table-cell office:value-type="float" office:value="-0.447774894094871" calcext:value-type="float">
            <text:p>-0.447774894094871</text:p>
          </table:table-cell>
          <table:table-cell office:value-type="float" office:value="-4.07524992489643" calcext:value-type="float">
            <text:p>-4.07524992489643</text:p>
          </table:table-cell>
          <table:table-cell office:value-type="float" office:value="-2.17384466126311" calcext:value-type="float">
            <text:p>-2.17384466126311</text:p>
          </table:table-cell>
          <table:table-cell office:value-type="float" office:value="1.66993272964605" calcext:value-type="float">
            <text:p>1.6699327296460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7.59678137703571" calcext:value-type="float">
            <text:p>-7.59678137703571</text:p>
          </table:table-cell>
          <table:table-cell office:value-type="float" office:value="-3.80322222392844" calcext:value-type="float">
            <text:p>-3.80322222392844</text:p>
          </table:table-cell>
          <table:table-cell office:value-type="float" office:value="-1.85236921265662" calcext:value-type="float">
            <text:p>-1.85236921265662</text:p>
          </table:table-cell>
          <table:table-cell office:value-type="float" office:value="-6.93095148604049" calcext:value-type="float">
            <text:p>-6.93095148604049</text:p>
          </table:table-cell>
          <table:table-cell office:value-type="float" office:value="-8.10913763654688" calcext:value-type="float">
            <text:p>-8.10913763654688</text:p>
          </table:table-cell>
          <table:table-cell office:value-type="float" office:value="-0.589882726892505" calcext:value-type="float">
            <text:p>-0.589882726892505</text:p>
          </table:table-cell>
          <table:table-cell office:value-type="float" office:value="-6.65863105555731" calcext:value-type="float">
            <text:p>-6.65863105555731</text:p>
          </table:table-cell>
          <table:table-cell office:value-type="float" office:value="-2.36563787032917" calcext:value-type="float">
            <text:p>-2.36563787032917</text:p>
          </table:table-cell>
          <table:table-cell office:value-type="float" office:value="-12.0363493807526" calcext:value-type="float">
            <text:p>-12.0363493807526</text:p>
          </table:table-cell>
          <table:table-cell office:value-type="float" office:value="-1.18553930247858" calcext:value-type="float">
            <text:p>-1.18553930247858</text:p>
          </table:table-cell>
          <table:table-cell office:value-type="float" office:value="-5.11285022722183" calcext:value-type="float">
            <text:p>-5.11285022722183</text:p>
          </table:table-cell>
          <table:table-cell office:value-type="float" office:value="3.72008761960225" calcext:value-type="float">
            <text:p>3.7200876196022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3.221759098044" calcext:value-type="float">
            <text:p>-3.221759098044</text:p>
          </table:table-cell>
          <table:table-cell office:value-type="float" office:value="0.602716910479295" calcext:value-type="float">
            <text:p>0.602716910479295</text:p>
          </table:table-cell>
          <table:table-cell office:value-type="float" office:value="-5.89105696523889" calcext:value-type="float">
            <text:p>-5.89105696523889</text:p>
          </table:table-cell>
          <table:table-cell office:value-type="float" office:value="-3.10401800980895" calcext:value-type="float">
            <text:p>-3.10401800980895</text:p>
          </table:table-cell>
          <table:table-cell office:value-type="float" office:value="-11.8037739815613" calcext:value-type="float">
            <text:p>-11.8037739815613</text:p>
          </table:table-cell>
          <table:table-cell office:value-type="float" office:value="-3.93578197255915" calcext:value-type="float">
            <text:p>-3.93578197255915</text:p>
          </table:table-cell>
          <table:table-cell office:value-type="float" office:value="-6.60711183729338" calcext:value-type="float">
            <text:p>-6.60711183729338</text:p>
          </table:table-cell>
          <table:table-cell office:value-type="float" office:value="-3.44176418484486" calcext:value-type="float">
            <text:p>-3.44176418484486</text:p>
          </table:table-cell>
          <table:table-cell office:value-type="float" office:value="-16.2064434197849" calcext:value-type="float">
            <text:p>-16.2064434197849</text:p>
          </table:table-cell>
          <table:table-cell office:value-type="float" office:value="-1.57352699820122" calcext:value-type="float">
            <text:p>-1.57352699820122</text:p>
          </table:table-cell>
          <table:table-cell office:value-type="float" office:value="-5.51825195568573" calcext:value-type="float">
            <text:p>-5.51825195568573</text:p>
          </table:table-cell>
          <table:table-cell office:value-type="float" office:value="5.01126903288163" calcext:value-type="float">
            <text:p>5.0112690328816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6.38252473294675" calcext:value-type="float">
            <text:p>-6.38252473294675</text:p>
          </table:table-cell>
          <table:table-cell office:value-type="float" office:value="-3.33279341783708" calcext:value-type="float">
            <text:p>-3.33279341783708</text:p>
          </table:table-cell>
          <table:table-cell office:value-type="float" office:value="-7.42134547450434" calcext:value-type="float">
            <text:p>-7.42134547450434</text:p>
          </table:table-cell>
          <table:table-cell office:value-type="float" office:value="-8.99799397382011" calcext:value-type="float">
            <text:p>-8.99799397382011</text:p>
          </table:table-cell>
          <table:table-cell office:value-type="float" office:value="0.0997270001671852" calcext:value-type="float">
            <text:p>0.099727000167185</text:p>
          </table:table-cell>
          <table:table-cell office:value-type="float" office:value="-2.44370539513314" calcext:value-type="float">
            <text:p>-2.44370539513314</text:p>
          </table:table-cell>
          <table:table-cell office:value-type="float" office:value="-10.2264798291558" calcext:value-type="float">
            <text:p>-10.2264798291558</text:p>
          </table:table-cell>
          <table:table-cell office:value-type="float" office:value="-1.53998050317857" calcext:value-type="float">
            <text:p>-1.53998050317857</text:p>
          </table:table-cell>
          <table:table-cell office:value-type="float" office:value="-2.34952758609726" calcext:value-type="float">
            <text:p>-2.34952758609726</text:p>
          </table:table-cell>
          <table:table-cell office:value-type="float" office:value="-12.8304028852295" calcext:value-type="float">
            <text:p>-12.8304028852295</text:p>
          </table:table-cell>
          <table:table-cell office:value-type="float" office:value="-5.54250267977353" calcext:value-type="float">
            <text:p>-5.54250267977353</text:p>
          </table:table-cell>
          <table:table-cell office:value-type="float" office:value="4.26568514542035" calcext:value-type="float">
            <text:p>4.2656851454203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9.93142931924196" calcext:value-type="float">
            <text:p>-9.93142931924196</text:p>
          </table:table-cell>
          <table:table-cell office:value-type="float" office:value="-5.86763918221917" calcext:value-type="float">
            <text:p>-5.86763918221917</text:p>
          </table:table-cell>
          <table:table-cell office:value-type="float" office:value="-3.39041761185257" calcext:value-type="float">
            <text:p>-3.39041761185257</text:p>
          </table:table-cell>
          <table:table-cell office:value-type="float" office:value="-11.8441396252585" calcext:value-type="float">
            <text:p>-11.8441396252585</text:p>
          </table:table-cell>
          <table:table-cell office:value-type="float" office:value="-22.7338837053234" calcext:value-type="float">
            <text:p>-22.7338837053234</text:p>
          </table:table-cell>
          <table:table-cell office:value-type="float" office:value="-1.31772300350227" calcext:value-type="float">
            <text:p>-1.31772300350227</text:p>
          </table:table-cell>
          <table:table-cell office:value-type="float" office:value="-2.87332915249238" calcext:value-type="float">
            <text:p>-2.87332915249238</text:p>
          </table:table-cell>
          <table:table-cell office:value-type="float" office:value="-4.06230746611316" calcext:value-type="float">
            <text:p>-4.06230746611316</text:p>
          </table:table-cell>
          <table:table-cell office:value-type="float" office:value="-2.43761339538616" calcext:value-type="float">
            <text:p>-2.43761339538616</text:p>
          </table:table-cell>
          <table:table-cell office:value-type="float" office:value="-4.11162448747018" calcext:value-type="float">
            <text:p>-4.11162448747018</text:p>
          </table:table-cell>
          <table:table-cell office:value-type="float" office:value="-6.85701069488598" calcext:value-type="float">
            <text:p>-6.85701069488598</text:p>
          </table:table-cell>
          <table:table-cell office:value-type="float" office:value="6.50492749847413" calcext:value-type="float">
            <text:p>6.50492749847413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2.7361583407948" calcext:value-type="float">
            <text:p>-12.7361583407948</text:p>
          </table:table-cell>
          <table:table-cell office:value-type="float" office:value="-4.24016305324695" calcext:value-type="float">
            <text:p>-4.24016305324695</text:p>
          </table:table-cell>
          <table:table-cell office:value-type="float" office:value="-11.2175790647211" calcext:value-type="float">
            <text:p>-11.2175790647211</text:p>
          </table:table-cell>
          <table:table-cell office:value-type="float" office:value="-9.68731684647995" calcext:value-type="float">
            <text:p>-9.68731684647995</text:p>
          </table:table-cell>
          <table:table-cell office:value-type="float" office:value="-14.1516426915451" calcext:value-type="float">
            <text:p>-14.1516426915451</text:p>
          </table:table-cell>
          <table:table-cell office:value-type="float" office:value="-17.0846144996716" calcext:value-type="float">
            <text:p>-17.0846144996716</text:p>
          </table:table-cell>
          <table:table-cell office:value-type="float" office:value="-3.25744138680064" calcext:value-type="float">
            <text:p>-3.25744138680064</text:p>
          </table:table-cell>
          <table:table-cell office:value-type="float" office:value="-7.75247806103321" calcext:value-type="float">
            <text:p>-7.75247806103321</text:p>
          </table:table-cell>
          <table:table-cell office:value-type="float" office:value="-6.74624115367635" calcext:value-type="float">
            <text:p>-6.74624115367635</text:p>
          </table:table-cell>
          <table:table-cell office:value-type="float" office:value="-4.8423306534127" calcext:value-type="float">
            <text:p>-4.8423306534127</text:p>
          </table:table-cell>
          <table:table-cell office:value-type="float" office:value="-9.17159657513824" calcext:value-type="float">
            <text:p>-9.17159657513824</text:p>
          </table:table-cell>
          <table:table-cell office:value-type="float" office:value="4.60084391043566" calcext:value-type="float">
            <text:p>4.60084391043566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2.84595922926662" calcext:value-type="float">
            <text:p>-2.84595922926662</text:p>
          </table:table-cell>
          <table:table-cell office:value-type="float" office:value="-10.0548363798202" calcext:value-type="float">
            <text:p>-10.0548363798202</text:p>
          </table:table-cell>
          <table:table-cell office:value-type="float" office:value="-5.07103417211701" calcext:value-type="float">
            <text:p>-5.07103417211701</text:p>
          </table:table-cell>
          <table:table-cell office:value-type="float" office:value="-16.6806042533092" calcext:value-type="float">
            <text:p>-16.6806042533092</text:p>
          </table:table-cell>
          <table:table-cell office:value-type="float" office:value="-4.93715425542973" calcext:value-type="float">
            <text:p>-4.93715425542973</text:p>
          </table:table-cell>
          <table:table-cell office:value-type="float" office:value="-7.16507736400368" calcext:value-type="float">
            <text:p>-7.16507736400368</text:p>
          </table:table-cell>
          <table:table-cell office:value-type="float" office:value="-11.2233853097724" calcext:value-type="float">
            <text:p>-11.2233853097724</text:p>
          </table:table-cell>
          <table:table-cell office:value-type="float" office:value="-29.0412216502865" calcext:value-type="float">
            <text:p>-29.0412216502865</text:p>
          </table:table-cell>
          <table:table-cell office:value-type="float" office:value="-5.11862202630367" calcext:value-type="float">
            <text:p>-5.11862202630367</text:p>
          </table:table-cell>
          <table:table-cell office:value-type="float" office:value="-9.17708106075626" calcext:value-type="float">
            <text:p>-9.17708106075626</text:p>
          </table:table-cell>
          <table:table-cell office:value-type="float" office:value="-10.1314975701065" calcext:value-type="float">
            <text:p>-10.1314975701065</text:p>
          </table:table-cell>
          <table:table-cell office:value-type="float" office:value="7.76154767663252" calcext:value-type="float">
            <text:p>7.7615476766325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23.7304732864133" calcext:value-type="float">
            <text:p>-23.7304732864133</text:p>
          </table:table-cell>
          <table:table-cell office:value-type="float" office:value="-15.9701333006922" calcext:value-type="float">
            <text:p>-15.9701333006922</text:p>
          </table:table-cell>
          <table:table-cell office:value-type="float" office:value="-19.9384891484177" calcext:value-type="float">
            <text:p>-19.9384891484177</text:p>
          </table:table-cell>
          <table:table-cell office:value-type="float" office:value="-9.37634866909431" calcext:value-type="float">
            <text:p>-9.37634866909431</text:p>
          </table:table-cell>
          <table:table-cell office:value-type="float" office:value="-7.97166307337642" calcext:value-type="float">
            <text:p>-7.97166307337642</text:p>
          </table:table-cell>
          <table:table-cell office:value-type="float" office:value="-21.4314967217239" calcext:value-type="float">
            <text:p>-21.4314967217239</text:p>
          </table:table-cell>
          <table:table-cell office:value-type="float" office:value="-14.8788574032175" calcext:value-type="float">
            <text:p>-14.8788574032175</text:p>
          </table:table-cell>
          <table:table-cell office:value-type="float" office:value="-9.6411990702313" calcext:value-type="float">
            <text:p>-9.6411990702313</text:p>
          </table:table-cell>
          <table:table-cell office:value-type="float" office:value="-11.9131394507276" calcext:value-type="float">
            <text:p>-11.9131394507276</text:p>
          </table:table-cell>
          <table:table-cell office:value-type="float" office:value="-11.2983984283623" calcext:value-type="float">
            <text:p>-11.2983984283623</text:p>
          </table:table-cell>
          <table:table-cell office:value-type="float" office:value="-14.6150198552257" calcext:value-type="float">
            <text:p>-14.6150198552257</text:p>
          </table:table-cell>
          <table:table-cell office:value-type="float" office:value="5.52185566517227" calcext:value-type="float">
            <text:p>5.52185566517227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2.7109049706451" calcext:value-type="float">
            <text:p>-12.7109049706451</text:p>
          </table:table-cell>
          <table:table-cell office:value-type="float" office:value="-9.19264255299004" calcext:value-type="float">
            <text:p>-9.19264255299004</text:p>
          </table:table-cell>
          <table:table-cell office:value-type="float" office:value="-10.6793753945522" calcext:value-type="float">
            <text:p>-10.6793753945522</text:p>
          </table:table-cell>
          <table:table-cell office:value-type="float" office:value="-3.23277683982053" calcext:value-type="float">
            <text:p>-3.23277683982053</text:p>
          </table:table-cell>
          <table:table-cell office:value-type="float" office:value="-4.03701730979169" calcext:value-type="float">
            <text:p>-4.03701730979169</text:p>
          </table:table-cell>
          <table:table-cell office:value-type="float" office:value="-5.94059741455232" calcext:value-type="float">
            <text:p>-5.94059741455232</text:p>
          </table:table-cell>
          <table:table-cell office:value-type="float" office:value="-17.191992127244" calcext:value-type="float">
            <text:p>-17.191992127244</text:p>
          </table:table-cell>
          <table:table-cell office:value-type="float" office:value="-23.7622704842533" calcext:value-type="float">
            <text:p>-23.7622704842533</text:p>
          </table:table-cell>
          <table:table-cell office:value-type="float" office:value="-10.1363971432074" calcext:value-type="float">
            <text:p>-10.1363971432074</text:p>
          </table:table-cell>
          <table:table-cell office:value-type="float" office:value="-7.40265397501909" calcext:value-type="float">
            <text:p>-7.40265397501909</text:p>
          </table:table-cell>
          <table:table-cell office:value-type="float" office:value="-10.4286628212076" calcext:value-type="float">
            <text:p>-10.4286628212076</text:p>
          </table:table-cell>
          <table:table-cell office:value-type="float" office:value="6.25695822442111" calcext:value-type="float">
            <text:p>6.25695822442111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6.58155354185295" calcext:value-type="float">
            <text:p>-6.58155354185295</text:p>
          </table:table-cell>
          <table:table-cell office:value-type="float" office:value="-2.00633927910059" calcext:value-type="float">
            <text:p>-2.00633927910059</text:p>
          </table:table-cell>
          <table:table-cell office:value-type="float" office:value="-14.7676128749045" calcext:value-type="float">
            <text:p>-14.7676128749045</text:p>
          </table:table-cell>
          <table:table-cell office:value-type="float" office:value="-11.6721152345331" calcext:value-type="float">
            <text:p>-11.6721152345331</text:p>
          </table:table-cell>
          <table:table-cell office:value-type="float" office:value="-2.3025805416124" calcext:value-type="float">
            <text:p>-2.3025805416124</text:p>
          </table:table-cell>
          <table:table-cell office:value-type="float" office:value="-5.66062325485419" calcext:value-type="float">
            <text:p>-5.66062325485419</text:p>
          </table:table-cell>
          <table:table-cell office:value-type="float" office:value="-10.9721021962713" calcext:value-type="float">
            <text:p>-10.9721021962713</text:p>
          </table:table-cell>
          <table:table-cell office:value-type="float" office:value="-12.3396420674843" calcext:value-type="float">
            <text:p>-12.3396420674843</text:p>
          </table:table-cell>
          <table:table-cell office:value-type="float" office:value="-9.38663144308103" calcext:value-type="float">
            <text:p>-9.38663144308103</text:p>
          </table:table-cell>
          <table:table-cell office:value-type="float" office:value="-16.2060572207869" calcext:value-type="float">
            <text:p>-16.2060572207869</text:p>
          </table:table-cell>
          <table:table-cell office:value-type="float" office:value="-9.18952576544812" calcext:value-type="float">
            <text:p>-9.18952576544812</text:p>
          </table:table-cell>
          <table:table-cell office:value-type="float" office:value="4.92084609588826" calcext:value-type="float">
            <text:p>4.92084609588826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9.90123969519192" calcext:value-type="float">
            <text:p>-9.90123969519192</text:p>
          </table:table-cell>
          <table:table-cell office:value-type="float" office:value="-2.25509634698738" calcext:value-type="float">
            <text:p>-2.25509634698738</text:p>
          </table:table-cell>
          <table:table-cell office:value-type="float" office:value="-22.4287052235702" calcext:value-type="float">
            <text:p>-22.4287052235702</text:p>
          </table:table-cell>
          <table:table-cell office:value-type="float" office:value="-14.0039719214128" calcext:value-type="float">
            <text:p>-14.0039719214128</text:p>
          </table:table-cell>
          <table:table-cell office:value-type="float" office:value="-23.0845696506857" calcext:value-type="float">
            <text:p>-23.0845696506857</text:p>
          </table:table-cell>
          <table:table-cell office:value-type="float" office:value="-17.231725197354" calcext:value-type="float">
            <text:p>-17.231725197354</text:p>
          </table:table-cell>
          <table:table-cell office:value-type="float" office:value="-19.082852993925" calcext:value-type="float">
            <text:p>-19.082852993925</text:p>
          </table:table-cell>
          <table:table-cell office:value-type="float" office:value="-11.5935449188223" calcext:value-type="float">
            <text:p>-11.5935449188223</text:p>
          </table:table-cell>
          <table:table-cell office:value-type="float" office:value="-12.4142635546216" calcext:value-type="float">
            <text:p>-12.4142635546216</text:p>
          </table:table-cell>
          <table:table-cell office:value-type="float" office:value="-14.1223538630323" calcext:value-type="float">
            <text:p>-14.1223538630323</text:p>
          </table:table-cell>
          <table:table-cell office:value-type="float" office:value="-14.6118323365603" calcext:value-type="float">
            <text:p>-14.6118323365603</text:p>
          </table:table-cell>
          <table:table-cell office:value-type="float" office:value="6.22871220811031" calcext:value-type="float">
            <text:p>6.22871220811031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5.2195436605921" calcext:value-type="float">
            <text:p>-15.2195436605921</text:p>
          </table:table-cell>
          <table:table-cell office:value-type="float" office:value="-10.7977679358648" calcext:value-type="float">
            <text:p>-10.7977679358648</text:p>
          </table:table-cell>
          <table:table-cell office:value-type="float" office:value="-16.7306389487476" calcext:value-type="float">
            <text:p>-16.7306389487476</text:p>
          </table:table-cell>
          <table:table-cell office:value-type="float" office:value="-17.8509271349876" calcext:value-type="float">
            <text:p>-17.8509271349876</text:p>
          </table:table-cell>
          <table:table-cell office:value-type="float" office:value="-26.0148753450978" calcext:value-type="float">
            <text:p>-26.0148753450978</text:p>
          </table:table-cell>
          <table:table-cell office:value-type="float" office:value="-5.65945986951695" calcext:value-type="float">
            <text:p>-5.65945986951695</text:p>
          </table:table-cell>
          <table:table-cell office:value-type="float" office:value="-20.990001574025" calcext:value-type="float">
            <text:p>-20.990001574025</text:p>
          </table:table-cell>
          <table:table-cell office:value-type="float" office:value="-30.8606367819325" calcext:value-type="float">
            <text:p>-30.8606367819325</text:p>
          </table:table-cell>
          <table:table-cell office:value-type="float" office:value="-6.46512574144065" calcext:value-type="float">
            <text:p>-6.46512574144065</text:p>
          </table:table-cell>
          <table:table-cell office:value-type="float" office:value="-10.6752216843877" calcext:value-type="float">
            <text:p>-10.6752216843877</text:p>
          </table:table-cell>
          <table:table-cell office:value-type="float" office:value="-16.1264198676593" calcext:value-type="float">
            <text:p>-16.1264198676593</text:p>
          </table:table-cell>
          <table:table-cell office:value-type="float" office:value="8.19011942748453" calcext:value-type="float">
            <text:p>8.1901194274845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9.27732333654408" calcext:value-type="float">
            <text:p>-9.27732333654408</text:p>
          </table:table-cell>
          <table:table-cell office:value-type="float" office:value="-18.2827298245944" calcext:value-type="float">
            <text:p>-18.2827298245944</text:p>
          </table:table-cell>
          <table:table-cell office:value-type="float" office:value="-16.1599339701975" calcext:value-type="float">
            <text:p>-16.1599339701975</text:p>
          </table:table-cell>
          <table:table-cell office:value-type="float" office:value="-23.2979677831444" calcext:value-type="float">
            <text:p>-23.2979677831444</text:p>
          </table:table-cell>
          <table:table-cell office:value-type="float" office:value="-15.8802755122188" calcext:value-type="float">
            <text:p>-15.8802755122188</text:p>
          </table:table-cell>
          <table:table-cell office:value-type="float" office:value="-11.057091002434" calcext:value-type="float">
            <text:p>-11.057091002434</text:p>
          </table:table-cell>
          <table:table-cell office:value-type="float" office:value="-21.8142225787715" calcext:value-type="float">
            <text:p>-21.8142225787715</text:p>
          </table:table-cell>
          <table:table-cell office:value-type="float" office:value="-11.1473253237906" calcext:value-type="float">
            <text:p>-11.1473253237906</text:p>
          </table:table-cell>
          <table:table-cell office:value-type="float" office:value="-18.8001862727884" calcext:value-type="float">
            <text:p>-18.8001862727884</text:p>
          </table:table-cell>
          <table:table-cell office:value-type="float" office:value="-13.505175267076" calcext:value-type="float">
            <text:p>-13.505175267076</text:p>
          </table:table-cell>
          <table:table-cell office:value-type="float" office:value="-15.922223087156" calcext:value-type="float">
            <text:p>-15.922223087156</text:p>
          </table:table-cell>
          <table:table-cell office:value-type="float" office:value="4.70810376738903" calcext:value-type="float">
            <text:p>4.70810376738903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float" office:value="-21.5917245965365" calcext:value-type="float">
            <text:p>-21.5917245965365</text:p>
          </table:table-cell>
          <table:table-cell office:value-type="float" office:value="-22.5596240096984" calcext:value-type="float">
            <text:p>-22.5596240096984</text:p>
          </table:table-cell>
          <table:table-cell office:value-type="float" office:value="-18.038982555054" calcext:value-type="float">
            <text:p>-18.038982555054</text:p>
          </table:table-cell>
          <table:table-cell office:value-type="float" office:value="-15.5791866426462" calcext:value-type="float">
            <text:p>-15.5791866426462</text:p>
          </table:table-cell>
          <table:table-cell office:value-type="float" office:value="-17.8131039186092" calcext:value-type="float">
            <text:p>-17.8131039186092</text:p>
          </table:table-cell>
          <table:table-cell office:value-type="float" office:value="-18.1002716759974" calcext:value-type="float">
            <text:p>-18.1002716759974</text:p>
          </table:table-cell>
          <table:table-cell office:value-type="float" office:value="-18.038982555054" calcext:value-type="float">
            <text:p>-18.038982555054</text:p>
          </table:table-cell>
          <table:table-cell office:value-type="float" office:value="-18.1002716759974" calcext:value-type="float">
            <text:p>-18.1002716759974</text:p>
          </table:table-cell>
          <table:table-cell office:value-type="float" office:value="-25.9160845897571" calcext:value-type="float">
            <text:p>-25.9160845897571</text:p>
          </table:table-cell>
          <table:table-cell office:value-type="float" office:value="-19.7329956815887" calcext:value-type="float">
            <text:p>-19.7329956815887</text:p>
          </table:table-cell>
          <table:table-cell office:value-type="float" office:value="3.07573320484151" calcext:value-type="float">
            <text:p>3.07573320484151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034015353684191396, -0.12995085837306242, -0.6001460258139524, -0.8488122818972599]</text:p>
          </table:table-cell>
          <table:table-cell office:value-type="string" calcext:value-type="string">
            <text:p>[-0.08717516657699154, -0.07261701545524524, -0.17046749569404884, -0.23535235584468683]</text:p>
          </table:table-cell>
          <table:table-cell office:value-type="string" calcext:value-type="string">
            <text:p>[-1.273974007404477, 0.22488732788423782, -0.3615185072193938, -1.5526180912291743]</text:p>
          </table:table-cell>
          <table:table-cell office:value-type="string" calcext:value-type="string">
            <text:p>[-0.42569914324659397, -1.3442214538950115, -1.2815848882871794, -1.3133267916794367]</text:p>
          </table:table-cell>
          <table:table-cell office:value-type="string" calcext:value-type="string">
            <text:p>[-0.0019517958212755815, -0.20997838537841762, -0.5920890023582093, -0.5011848782647377]</text:p>
          </table:table-cell>
          <table:table-cell table:number-columns-repeated="2" office:value-type="string" calcext:value-type="string">
            <text:p>[-0.06338523891040726, 0.1432024077542393, 0.7084462264720925, 1.3658468819673253]</text:p>
          </table:table-cell>
          <table:table-cell office:value-type="string" calcext:value-type="string">
            <text:p>[0.06811200045833132, 0.7003013723488105, 1.68698536132319, 3.139065310442535]</text:p>
          </table:table-cell>
          <table:table-cell office:value-type="string" calcext:value-type="string">
            <text:p>[-3.1880582970412963, -0.3482336097542005, -0.6394641240430099, -1.1548351396173384]</text:p>
          </table:table-cell>
          <table:table-cell office:value-type="string" calcext:value-type="string">
            <text:p>[-0.0019517958212755815, -0.20997838537841762, -0.5920890023582093, -0.501184878264737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24086169695596293, -0.4977713989331445, -1.2239377464000167, -2.427251298964661]</text:p>
          </table:table-cell>
          <table:table-cell office:value-type="string" calcext:value-type="string">
            <text:p>[-1.3531492141002799, 0.07940742804531942, -0.4674200030756692, -1.7861426883847065]</text:p>
          </table:table-cell>
          <table:table-cell office:value-type="string" calcext:value-type="string">
            <text:p>[-0.803145718191689, -1.0955536616734873, -2.3337876153684656, -4.608171651767612]</text:p>
          </table:table-cell>
          <table:table-cell office:value-type="string" calcext:value-type="string">
            <text:p>[-6.338739396095949, 0.44944151905141894, 0.9945365635586567, 1.5278194735696582]</text:p>
          </table:table-cell>
          <table:table-cell office:value-type="string" calcext:value-type="string">
            <text:p>[-1.126376638385418, -0.7852006680286516, -2.140324698438012, -5.133444660598063]</text:p>
          </table:table-cell>
          <table:table-cell office:value-type="string" calcext:value-type="string">
            <text:p>[-0.4015670812719252, -0.358631026141798, -0.7393603407536808, -1.1367002117606662]</text:p>
          </table:table-cell>
          <table:table-cell office:value-type="string" calcext:value-type="string">
            <text:p>[-1.3531492141002799, 0.07940742804531942, -0.4674200030756692, -1.7861426883847065]</text:p>
          </table:table-cell>
          <table:table-cell office:value-type="string" calcext:value-type="string">
            <text:p>[-0.4680092947443093, -0.20314241751107076, -0.6940090810206634, -2.030952604127978]</text:p>
          </table:table-cell>
          <table:table-cell office:value-type="string" calcext:value-type="string">
            <text:p>[-3.455554563383867, -0.4266273630070039, -0.6949797170250349, -1.114829345057089]</text:p>
          </table:table-cell>
          <table:table-cell office:value-type="string" calcext:value-type="string">
            <text:p>[-0.08448740907975871, -0.09179752559622667, 0.5058602053160666, 1.059453398454091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7924431418844691, -1.3584717116089218, -3.0306218497853754, -5.167417134041186]</text:p>
          </table:table-cell>
          <table:table-cell office:value-type="string" calcext:value-type="string">
            <text:p>[-1.9240950973288928, 0.09200383250257405, -0.3982806739738054, -1.5600905049712788]</text:p>
          </table:table-cell>
          <table:table-cell office:value-type="string" calcext:value-type="string">
            <text:p>[-7.106012866911238, -1.7481965044142012, -3.4846927494727398, -6.276193890342174]</text:p>
          </table:table-cell>
          <table:table-cell office:value-type="string" calcext:value-type="string">
            <text:p>[-3.4957504767286762, -2.0221879937055265, -3.913414679894589, -6.869646549256925]</text:p>
          </table:table-cell>
          <table:table-cell office:value-type="string" calcext:value-type="string">
            <text:p>[-3.906359083965505, -0.5395110657224533, 0.20392042168926316, 1.623950403767327]</text:p>
          </table:table-cell>
          <table:table-cell office:value-type="string" calcext:value-type="string">
            <text:p>[-0.40052390284111006, -1.015414587750918, -1.125212650652907, -1.5224911096610505]</text:p>
          </table:table-cell>
          <table:table-cell office:value-type="string" calcext:value-type="string">
            <text:p>[-0.2830511913253009, -0.0329704418790433, -0.33615991876994045, -1.1389180244052]</text:p>
          </table:table-cell>
          <table:table-cell office:value-type="string" calcext:value-type="string">
            <text:p>[-7.525244944695242, -0.7134129743033846, -0.9515186344766446, -2.1432574777497937]</text:p>
          </table:table-cell>
          <table:table-cell office:value-type="string" calcext:value-type="string">
            <text:p>[-0.2830511913253009, -0.0329704418790433, -0.33615991876994045, -1.1389180244052]</text:p>
          </table:table-cell>
          <table:table-cell office:value-type="string" calcext:value-type="string">
            <text:p>[-3.4957504767286762, -2.0221879937055265, -3.913414679894589, -6.86964654925692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16.989937091954268, -2.4634034891693135, -3.8460465930618914, -7.08773833395735]</text:p>
          </table:table-cell>
          <table:table-cell office:value-type="string" calcext:value-type="string">
            <text:p>[-7.4322107226383105, -1.1884890380947644, -2.7748282245559253, -3.8173609104247497]</text:p>
          </table:table-cell>
          <table:table-cell office:value-type="string" calcext:value-type="string">
            <text:p>[-2.459154061229718, -1.6058121052130447, -1.8362611479515012, -1.508249536232209]</text:p>
          </table:table-cell>
          <table:table-cell office:value-type="string" calcext:value-type="string">
            <text:p>[-17.737346802583186, -2.3123914500183806, -3.4832119645019644, -4.19085572705844]</text:p>
          </table:table-cell>
          <table:table-cell office:value-type="string" calcext:value-type="string">
            <text:p>[-27.33254471093347, -1.2171481097705161, -1.7732084138302628, -2.113649311653276]</text:p>
          </table:table-cell>
          <table:table-cell office:value-type="string" calcext:value-type="string">
            <text:p>[-6.421186237411658, 1.0782078637640136, 1.683251216120063, 1.3001962499575637]</text:p>
          </table:table-cell>
          <table:table-cell office:value-type="string" calcext:value-type="string">
            <text:p>[-16.961801335580674, -2.307795219208364, -3.055110767229019, -4.309816900211172]</text:p>
          </table:table-cell>
          <table:table-cell office:value-type="string" calcext:value-type="string">
            <text:p>[0.05190170172270081, -2.010965788451724, -2.8450760356029337, -4.658411358984704]</text:p>
          </table:table-cell>
          <table:table-cell office:value-type="string" calcext:value-type="string">
            <text:p>[-0.9049489144812739, -5.701738171150472, -14.695154089661177, -26.843556347717378]</text:p>
          </table:table-cell>
          <table:table-cell office:value-type="string" calcext:value-type="string">
            <text:p>[-3.5456778713059967, -0.44414096139009374, -0.5623457931920761, -0.18999258402614405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5.666391068675214, -0.980678291508208, -1.9423435574979608, -4.297623474494627]</text:p>
          </table:table-cell>
          <table:table-cell office:value-type="string" calcext:value-type="string">
            <text:p>[-0.14192925167964, 0.6583182064173854, 0.8500582073684093, 1.0444204798110257]</text:p>
          </table:table-cell>
          <table:table-cell office:value-type="string" calcext:value-type="string">
            <text:p>[-0.48472775969707893, -5.457806328576487, -7.119278366593296, -10.502415406088694]</text:p>
          </table:table-cell>
          <table:table-cell office:value-type="string" calcext:value-type="string">
            <text:p>[-0.5715775055297856, -2.038706983228167, -3.911522187336991, -5.894265363140838]</text:p>
          </table:table-cell>
          <table:table-cell office:value-type="string" calcext:value-type="string">
            <text:p>[-25.666679708350195, -3.841266318855907, -6.24425256617398, -11.46289733286503]</text:p>
          </table:table-cell>
          <table:table-cell office:value-type="string" calcext:value-type="string">
            <text:p>[-0.43919276921542405, -3.671842674024961, -5.042476879310054, -6.58961556768618]</text:p>
          </table:table-cell>
          <table:table-cell office:value-type="string" calcext:value-type="string">
            <text:p>[-17.76834401227918, -1.8227987226180353, -2.6245765425671586, -4.2127280717091375]</text:p>
          </table:table-cell>
          <table:table-cell office:value-type="string" calcext:value-type="string">
            <text:p>[-3.357376304642057, -1.3687830669439682, -2.9644227807378964, -6.076474587055514]</text:p>
          </table:table-cell>
          <table:table-cell office:value-type="string" calcext:value-type="string">
            <text:p>[-6.7768928734112555, -7.115070577246607, -18.33428955575109, -32.599520672730485]</text:p>
          </table:table-cell>
          <table:table-cell office:value-type="string" calcext:value-type="string">
            <text:p>[-0.8879189957728961, -1.671624360631685, -1.8905471979679511, -1.844017438432343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26.802345740875587, -0.3416865715075934, 0.24376471537448374, 1.3701686652217049]</text:p>
          </table:table-cell>
          <table:table-cell office:value-type="string" calcext:value-type="string">
            <text:p>[-3.0785112466107822, -1.937002881628902, -2.840710349727016, -5.4749491933816286]</text:p>
          </table:table-cell>
          <table:table-cell office:value-type="string" calcext:value-type="string">
            <text:p>[-4.649819265457045, -4.754122889044732, -7.453153898406617, -12.828285845108978]</text:p>
          </table:table-cell>
          <table:table-cell office:value-type="string" calcext:value-type="string">
            <text:p>[-33.7015841867945, -0.7848503052029221, -1.0102061540965268, -0.4953352491864793]</text:p>
          </table:table-cell>
          <table:table-cell office:value-type="string" calcext:value-type="string">
            <text:p>[-0.2951622889698413, 0.01697575970238674, -0.17190292661117823, 0.8489974565473735]</text:p>
          </table:table-cell>
          <table:table-cell office:value-type="string" calcext:value-type="string">
            <text:p>[-5.968293463446872, -1.9130087883664215, -1.763850002528966, -0.12966932619029592]</text:p>
          </table:table-cell>
          <table:table-cell office:value-type="string" calcext:value-type="string">
            <text:p>[-24.36397127815013, -2.872941238389992, -5.2879353859174305, -8.38107141416562]</text:p>
          </table:table-cell>
          <table:table-cell office:value-type="string" calcext:value-type="string">
            <text:p>[-6.050992744593331, 0.33344735552404137, 0.0076643339830928525, -0.45004095762806173]</text:p>
          </table:table-cell>
          <table:table-cell office:value-type="string" calcext:value-type="string">
            <text:p>[-3.7114515203893417, -1.144038148952764, -2.0679443315710255, -2.4746763434759123]</text:p>
          </table:table-cell>
          <table:table-cell office:value-type="string" calcext:value-type="string">
            <text:p>[-36.65809396690571, -3.2023052403234553, -4.138261929738785, -7.322950403949857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29.533151949304948, -2.7543238954195637, -3.4123475043458917, -4.025893927897428]</text:p>
          </table:table-cell>
          <table:table-cell office:value-type="string" calcext:value-type="string">
            <text:p>[-2.208127278370786, -3.928099121599571, -6.873328336681794, -10.461001992224507]</text:p>
          </table:table-cell>
          <table:table-cell office:value-type="string" calcext:value-type="string">
            <text:p>[-10.796673456213224, -0.38893224540563764, -0.8962178473697735, -1.479846898421644]</text:p>
          </table:table-cell>
          <table:table-cell office:value-type="string" calcext:value-type="string">
            <text:p>[-40.54787172877161, -2.386588267566858, -2.203994311660318, -2.238104193035384]</text:p>
          </table:table-cell>
          <table:table-cell office:value-type="string" calcext:value-type="string">
            <text:p>[-25.797480737301903, -9.11871286328596, -20.805433075256573, -35.21390814544918]</text:p>
          </table:table-cell>
          <table:table-cell office:value-type="string" calcext:value-type="string">
            <text:p>[-1.549531009531968, -0.9509779086857906, -0.9424742243825168, -1.8279088714088232]</text:p>
          </table:table-cell>
          <table:table-cell office:value-type="string" calcext:value-type="string">
            <text:p>[-7.19788289647505, -1.2824807339514521, -1.5521045442008718, -1.4608484353421547]</text:p>
          </table:table-cell>
          <table:table-cell office:value-type="string" calcext:value-type="string">
            <text:p>[-4.069370106780279, -2.232592040002812, -3.728668454738626, -6.218599262930913]</text:p>
          </table:table-cell>
          <table:table-cell office:value-type="string" calcext:value-type="string">
            <text:p>[-0.6295305077443025, -2.4294312917400918, -3.2527042084850466, -3.4387875735752083]</text:p>
          </table:table-cell>
          <table:table-cell office:value-type="string" calcext:value-type="string">
            <text:p>[-4.628169921607528, -2.771651724870283, -4.040701258264878, -5.005975045138022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34.883067324026484, -3.417347324075992, -4.707923726457097, -7.9362949886196965]</text:p>
          </table:table-cell>
          <table:table-cell office:value-type="string" calcext:value-type="string">
            <text:p>[-6.60019695716294, -2.424091672619233, -3.625169049971033, -4.311194533234586]</text:p>
          </table:table-cell>
          <table:table-cell office:value-type="string" calcext:value-type="string">
            <text:p>[-34.84769439383169, -2.3274113463453094, -3.0167971829289986, -4.678413335778253]</text:p>
          </table:table-cell>
          <table:table-cell office:value-type="string" calcext:value-type="string">
            <text:p>[-34.46114454450997, -1.5024811159000784, -1.0971617556835955, -1.688479969826151]</text:p>
          </table:table-cell>
          <table:table-cell office:value-type="string" calcext:value-type="string">
            <text:p>[-50.09664162219312, -2.480369352713052, -1.7255227419182173, -2.3040370493561113]</text:p>
          </table:table-cell>
          <table:table-cell office:value-type="string" calcext:value-type="string">
            <text:p>[-34.73631761965812, -8.06138557359275, -10.247469605548565, -15.293285199886796]</text:p>
          </table:table-cell>
          <table:table-cell office:value-type="string" calcext:value-type="string">
            <text:p>[-7.000650868042424, -1.9022514109072741, -1.6229471686394437, -2.5039160996134235]</text:p>
          </table:table-cell>
          <table:table-cell office:value-type="string" calcext:value-type="string">
            <text:p>[-7.984518376826344, -4.093556120659159, -6.859185878527874, -12.072651868119477]</text:p>
          </table:table-cell>
          <table:table-cell office:value-type="string" calcext:value-type="string">
            <text:p>[-24.407166131225267, -0.7920914139849966, -0.9720126580122335, -0.8136944114829125]</text:p>
          </table:table-cell>
          <table:table-cell office:value-type="string" calcext:value-type="string">
            <text:p>[-5.217307036532737, -3.1062635236148495, -4.422339425618338, -6.623412627884884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2.6973880285062757, -3.025240871582202, -2.3054691119407167, -3.3557389050372866]</text:p>
          </table:table-cell>
          <table:table-cell office:value-type="string" calcext:value-type="string">
            <text:p>[-31.084152029600443, -2.2335802743835176, -2.7163338691270855, -4.185279346169901]</text:p>
          </table:table-cell>
          <table:table-cell office:value-type="string" calcext:value-type="string">
            <text:p>[-10.310751883306146, -2.676561147834544, -2.9748630744183657, -4.32196058290899]</text:p>
          </table:table-cell>
          <table:table-cell office:value-type="string" calcext:value-type="string">
            <text:p>[-12.311688090921402, -10.736708827330666, -16.278960586786617, -27.395059508198138]</text:p>
          </table:table-cell>
          <table:table-cell office:value-type="string" calcext:value-type="string">
            <text:p>[-12.76442758486478, -2.3632525873481747, -2.90584248729322, -1.7150943622127546]</text:p>
          </table:table-cell>
          <table:table-cell office:value-type="string" calcext:value-type="string">
            <text:p>[-17.258896672672552, -2.4135989834493277, -3.385166214736768, -5.602647585156051]</text:p>
          </table:table-cell>
          <table:table-cell office:value-type="string" calcext:value-type="string">
            <text:p>[-32.03149840510224, -3.6287706125119, -4.53069593027684, -4.702576291198546]</text:p>
          </table:table-cell>
          <table:table-cell office:value-type="string" calcext:value-type="string">
            <text:p>[-52.44441362581818, -10.561182789300183, -19.827134974170214, -33.33215521185746]</text:p>
          </table:table-cell>
          <table:table-cell office:value-type="string" calcext:value-type="string">
            <text:p>[-3.5084151703818067, -3.4020745582554746, -5.302655230961828, -8.261343145615573]</text:p>
          </table:table-cell>
          <table:table-cell office:value-type="string" calcext:value-type="string">
            <text:p>[-5.4331573637250274, -7.249614889268585, -10.114328096659708, -13.911223893371716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26.66087362720475, -9.82216385674992, -21.706806721477378, -36.7320489402212]</text:p>
          </table:table-cell>
          <table:table-cell office:value-type="string" calcext:value-type="string">
            <text:p>[-40.908479740930815, -4.7986995724857096, -6.933820606547125, -11.239533282804981]</text:p>
          </table:table-cell>
          <table:table-cell office:value-type="string" calcext:value-type="string">
            <text:p>[-45.683310146895884, -5.76042250675417, -10.79147689218727, -17.518747047833493]</text:p>
          </table:table-cell>
          <table:table-cell office:value-type="string" calcext:value-type="string">
            <text:p>[-33.189915132729396, -1.0386975399302667, -1.4485672722282628, -1.8282147314893304]</text:p>
          </table:table-cell>
          <table:table-cell office:value-type="string" calcext:value-type="string">
            <text:p>[-18.38658388920411, -3.279334215492735, -4.110064916459533, -6.1106692723492895]</text:p>
          </table:table-cell>
          <table:table-cell office:value-type="string" calcext:value-type="string">
            <text:p>[-41.339394746302396, -7.139144988945545, -14.239948926726264, -23.0074982249215]</text:p>
          </table:table-cell>
          <table:table-cell office:value-type="string" calcext:value-type="string">
            <text:p>[-39.588631974894014, -4.3639166431801435, -6.0913198365920795, -9.471561158203956]</text:p>
          </table:table-cell>
          <table:table-cell office:value-type="string" calcext:value-type="string">
            <text:p>[-6.412891368447693, -7.076441632708641, -10.227389990602354, -14.84807328916653]</text:p>
          </table:table-cell>
          <table:table-cell office:value-type="string" calcext:value-type="string">
            <text:p>[-33.92773818680483, -3.035661471554052, -4.687330210654772, -6.001827933896875]</text:p>
          </table:table-cell>
          <table:table-cell office:value-type="string" calcext:value-type="string">
            <text:p>[-19.28060881398219, -4.335487932390314, -7.844503739481934, -13.73299322759487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9.4318454269383, -1.9671107050236891, -0.49003849097959407, 1.0453747403611158]</text:p>
          </table:table-cell>
          <table:table-cell office:value-type="string" calcext:value-type="string">
            <text:p>[-36.207287160716106, -0.7932336776079962, -0.18928298319869086, 0.41923360956261924]</text:p>
          </table:table-cell>
          <table:table-cell office:value-type="string" calcext:value-type="string">
            <text:p>[-34.687557199371554, -1.62221359662289, -2.3248708428094567, -4.082859939404759]</text:p>
          </table:table-cell>
          <table:table-cell office:value-type="string" calcext:value-type="string">
            <text:p>[-7.680743380283772, -1.6864781045360822, -1.4103124727695704, -2.1535734016926877]</text:p>
          </table:table-cell>
          <table:table-cell office:value-type="string" calcext:value-type="string">
            <text:p>[-3.8298076398329606, -1.3243929259210363, -3.8796215683878144, -7.114247105024929]</text:p>
          </table:table-cell>
          <table:table-cell office:value-type="string" calcext:value-type="string">
            <text:p>[-7.948791192992455, -2.218989577579955, -5.995948725913447, -7.598660161723436]</text:p>
          </table:table-cell>
          <table:table-cell office:value-type="string" calcext:value-type="string">
            <text:p>[-32.60409456160369, -7.881716665698724, -11.61385220077742, -16.668305080896317]</text:p>
          </table:table-cell>
          <table:table-cell office:value-type="string" calcext:value-type="string">
            <text:p>[-48.372588430828166, -7.540246683233343, -14.515368407301033, -24.620878415650505]</text:p>
          </table:table-cell>
          <table:table-cell office:value-type="string" calcext:value-type="string">
            <text:p>[-9.798814668002365, -5.606049251256451, -9.217149388061552, -15.923575265509072]</text:p>
          </table:table-cell>
          <table:table-cell office:value-type="string" calcext:value-type="string">
            <text:p>[-30.309530397321048, -0.9874799495583675, -0.01414217727566669, 1.700536624078719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23.841100562651608, -0.8406647899523501, -0.8349282541572078, -0.8095205606506228]</text:p>
          </table:table-cell>
          <table:table-cell office:value-type="string" calcext:value-type="string">
            <text:p>[-3.418307666684184, -1.6982176835267815, -1.9115239343328483, -0.9973078318585626]</text:p>
          </table:table-cell>
          <table:table-cell office:value-type="string" calcext:value-type="string">
            <text:p>[-47.748991644718956, -2.925945290464993, -3.422147828262445, -4.973366736171703]</text:p>
          </table:table-cell>
          <table:table-cell office:value-type="string" calcext:value-type="string">
            <text:p>[-34.46372760021159, -3.325923454987878, -3.9276768875910806, -4.971132995341665]</text:p>
          </table:table-cell>
          <table:table-cell office:value-type="string" calcext:value-type="string">
            <text:p>[-7.360912269276532, -1.695562202535461, -0.42716695443063557, 0.2733192597930256]</text:p>
          </table:table-cell>
          <table:table-cell office:value-type="string" calcext:value-type="string">
            <text:p>[-20.48917861224475, -2.1191617104716842, -0.6030824022752013, 0.568929705574861]</text:p>
          </table:table-cell>
          <table:table-cell office:value-type="string" calcext:value-type="string">
            <text:p>[-33.89246378031843, -2.308245190889835, -3.7738318082296995, -3.9138680056471475]</text:p>
          </table:table-cell>
          <table:table-cell office:value-type="string" calcext:value-type="string">
            <text:p>[-41.35857768168694, -1.8782850306024113, -2.777233843941529, -3.3444717137061986]</text:p>
          </table:table-cell>
          <table:table-cell office:value-type="string" calcext:value-type="string">
            <text:p>[-30.562984849708496, -2.071300356798278, -2.4027800552090195, -2.509460510608341]</text:p>
          </table:table-cell>
          <table:table-cell office:value-type="string" calcext:value-type="string">
            <text:p>[-59.04781674901316, -3.4877636960499725, -2.1977519899056164, -0.09089644817892317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26.982528406682714, -3.0594346295642394, -3.6512377221674663, -5.911758022353264]</text:p>
          </table:table-cell>
          <table:table-cell office:value-type="string" calcext:value-type="string">
            <text:p>[-6.742953456009615, -0.9245137076156151, -1.2563925754197847, -0.09652564890449966]</text:p>
          </table:table-cell>
          <table:table-cell office:value-type="string" calcext:value-type="string">
            <text:p>[-35.02142095038827, -10.922066150206899, -16.81361071633891, -26.957723077346785]</text:p>
          </table:table-cell>
          <table:table-cell office:value-type="string" calcext:value-type="string">
            <text:p>[-48.79368881005981, -2.501091888863338, -2.5822381694948326, -2.1388688172331527]</text:p>
          </table:table-cell>
          <table:table-cell office:value-type="string" calcext:value-type="string">
            <text:p>[-48.88244556869616, -10.161583701533061, -14.007085429854914, -19.287163902658612]</text:p>
          </table:table-cell>
          <table:table-cell office:value-type="string" calcext:value-type="string">
            <text:p>[-44.24521511741093, -4.854904388499426, -7.40677497011919, -12.420006313386601]</text:p>
          </table:table-cell>
          <table:table-cell office:value-type="string" calcext:value-type="string">
            <text:p>[-74.23764862963762, -2.758394123885055, -0.18430413725147865, 0.8489349150743397]</text:p>
          </table:table-cell>
          <table:table-cell office:value-type="string" calcext:value-type="string">
            <text:p>[-33.41506020354779, -2.418556060835142, -4.369331082284722, -6.17123232862149]</text:p>
          </table:table-cell>
          <table:table-cell office:value-type="string" calcext:value-type="string">
            <text:p>[-45.41510958505614, -1.5138409307874579, -1.5654892105339657, -1.1626144921088821]</text:p>
          </table:table-cell>
          <table:table-cell office:value-type="string" calcext:value-type="string">
            <text:p>[-40.25134308216693, -3.1487659311912886, -5.349311702751658, -7.739994736019407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54.584737046794565, -1.4243482025839915, -2.327901275019606, -2.5411881179703943]</text:p>
          </table:table-cell>
          <table:table-cell office:value-type="string" calcext:value-type="string">
            <text:p>[-42.055076730136506, -0.7991963633153132, -0.47426038077711397, 0.13746173076959467]</text:p>
          </table:table-cell>
          <table:table-cell office:value-type="string" calcext:value-type="string">
            <text:p>[-64.58039006240325, -2.8098855538523093, -0.3607754700235777, 0.8284952912889665]</text:p>
          </table:table-cell>
          <table:table-cell office:value-type="string" calcext:value-type="string">
            <text:p>[-46.09092901026677, -5.790710047105829, -8.22212373546889, -11.299945747108975]</text:p>
          </table:table-cell>
          <table:table-cell office:value-type="string" calcext:value-type="string">
            <text:p>[-35.91099578204482, -15.39614478812059, -21.381099041557718, -31.371261768668024]</text:p>
          </table:table-cell>
          <table:table-cell office:value-type="string" calcext:value-type="string">
            <text:p>[-20.60298990369578, -1.7752706246230154, -0.8140454717442847, 0.5544665219952893]</text:p>
          </table:table-cell>
          <table:table-cell office:value-type="string" calcext:value-type="string">
            <text:p>[-58.02045535689662, -6.792938568129436, -7.993609917146971, -11.15300245392714]</text:p>
          </table:table-cell>
          <table:table-cell office:value-type="string" calcext:value-type="string">
            <text:p>[-65.76934335727793, -12.822893174585692, -17.700220445895965, -27.150090149970296]</text:p>
          </table:table-cell>
          <table:table-cell office:value-type="string" calcext:value-type="string">
            <text:p>[-19.090288421264102, -3.661857148182368, -2.025233541469862, -1.0831238548462796]</text:p>
          </table:table-cell>
          <table:table-cell office:value-type="string" calcext:value-type="string">
            <text:p>[-41.25433756672094, -1.1997158625509208, -0.7463395733266598, 0.4995062650477222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32.378917873351384, -2.7925296481107864, -1.5985249760694709, -0.33932084864469747]</text:p>
          </table:table-cell>
          <table:table-cell office:value-type="string" calcext:value-type="string">
            <text:p>[-66.08029164088165, -3.648466850173615, -2.316337169523841, -1.0858236377986108]</text:p>
          </table:table-cell>
          <table:table-cell office:value-type="string" calcext:value-type="string">
            <text:p>[-50.73148216486376, -4.7143943343504136, -4.455959707914436, -4.737899673661561]</text:p>
          </table:table-cell>
          <table:table-cell office:value-type="string" calcext:value-type="string">
            <text:p>[-87.05329018627977, -3.8213825613479413, -2.1356031765026318, -0.181595208447205]</text:p>
          </table:table-cell>
          <table:table-cell office:value-type="string" calcext:value-type="string">
            <text:p>[-53.22015118282037, -3.5921626925184302, -3.5617426009750375, -3.1470455725614688]</text:p>
          </table:table-cell>
          <table:table-cell office:value-type="string" calcext:value-type="string">
            <text:p>[-42.04969882794989, -0.9215886523868955, -0.8596285642875623, -0.39744796511147484]</text:p>
          </table:table-cell>
          <table:table-cell office:value-type="string" calcext:value-type="string">
            <text:p>[-65.95512818676401, -5.534123984113903, -6.422373289255945, -9.345264854952152]</text:p>
          </table:table-cell>
          <table:table-cell office:value-type="string" calcext:value-type="string">
            <text:p>[-42.78303874556766, -1.2680388595792902, -0.9403006727566332, 0.4020769827411508]</text:p>
          </table:table-cell>
          <table:table-cell office:value-type="string" calcext:value-type="string">
            <text:p>[-61.78186341554435, -4.34049244087098, -4.324002676302263, -4.754386558436141]</text:p>
          </table:table-cell>
          <table:table-cell office:value-type="string" calcext:value-type="string">
            <text:p>[-49.45725798199121, -2.9337489800058236, -1.469035690779008, -0.1606584155279922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-80.40410726540756, -4.822435762474098, -1.3078795583586933, 0.1675242000944932]</text:p>
          </table:table-cell>
          <table:table-cell office:value-type="string" calcext:value-type="string">
            <text:p>[-83.54408260581661, -4.131418613043136, -2.5294153054429724, -0.03357951449081131]</text:p>
          </table:table-cell>
          <table:table-cell office:value-type="string" calcext:value-type="string">
            <text:p>[-65.70429905760646, -4.128970227319484, -2.2000635402641855, -0.12259739502582523]</text:p>
          </table:table-cell>
          <table:table-cell office:value-type="string" calcext:value-type="string">
            <text:p>[-57.05996531338118, -3.666606994716659, -1.6957601819063584, 0.10558591941924877]</text:p>
          </table:table-cell>
          <table:table-cell office:value-type="string" calcext:value-type="string">
            <text:p>[-63.44390482930109, -4.303064980866722, -3.173679130723017, -0.33176673354611275]</text:p>
          </table:table-cell>
          <table:table-cell office:value-type="string" calcext:value-type="string">
            <text:p>[-66.87046400146659, -3.8307895360601973, -1.7163044689964213, 0.016471302533627163]</text:p>
          </table:table-cell>
          <table:table-cell office:value-type="string" calcext:value-type="string">
            <text:p>[-65.70429905760646, -4.128970227319484, -2.2000635402641855, -0.12259739502582523]</text:p>
          </table:table-cell>
          <table:table-cell office:value-type="string" calcext:value-type="string">
            <text:p>[-66.87046400146659, -3.8307895360601973, -1.7163044689964213, 0.016471302533627163]</text:p>
          </table:table-cell>
          <table:table-cell office:value-type="string" calcext:value-type="string">
            <text:p>[-95.62048039778838, -4.661922628111204, -2.7845166256600606, -0.5974187074687665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5316444944249605, 0.4978333090860932, 0.5810054053786491, 0.6832495218711608]</text:p>
          </table:table-cell>
          <table:table-cell office:value-type="string" calcext:value-type="string">
            <text:p>[0.25671232733308375, 0.4970957413462139, 0.5784613075404543, 0.6789167925483347]</text:p>
          </table:table-cell>
          <table:table-cell office:value-type="string" calcext:value-type="string">
            <text:p>[0.2535555365527354, 0.4963353472942238, 0.5799047057200092, 0.6877121907332144]</text:p>
          </table:table-cell>
          <table:table-cell office:value-type="string" calcext:value-type="string">
            <text:p>[0.2595367087101731, 0.50379772202589, 0.5852064492459238, 0.6866236687527337]</text:p>
          </table:table-cell>
          <table:table-cell office:value-type="string" calcext:value-type="string">
            <text:p>[0.25477520025945477, 0.49807486710184623, 0.5812265990199849, 0.6807212248895618]</text:p>
          </table:table-cell>
          <table:table-cell table:number-columns-repeated="2" office:value-type="string" calcext:value-type="string">
            <text:p>[0.25138541161192246, 0.4964872424658699, 0.5756106813845614, 0.6674544799087527]</text:p>
          </table:table-cell>
          <table:table-cell office:value-type="string" calcext:value-type="string">
            <text:p>[0.25088145678938617, 0.4937862904135968, 0.5683625648706343, 0.657188944364602]</text:p>
          </table:table-cell>
          <table:table-cell office:value-type="string" calcext:value-type="string">
            <text:p>[0.25125286732084573, 0.4985908495432942, 0.5802252148732512, 0.6852237470753498]</text:p>
          </table:table-cell>
          <table:table-cell office:value-type="string" calcext:value-type="string">
            <text:p>[0.25477520025945477, 0.49807486710184623, 0.5812265990199849, 0.6807212248895618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559754094098991, 0.4986397699112908, 0.5842953725890877, 0.6934376262705816]</text:p>
          </table:table-cell>
          <table:table-cell office:value-type="string" calcext:value-type="string">
            <text:p>[0.2536528601195761, 0.4966565296902059, 0.580493642540693, 0.6892756960630906]</text:p>
          </table:table-cell>
          <table:table-cell office:value-type="string" calcext:value-type="string">
            <text:p>[0.2648143611845472, 0.502903753485252, 0.5907521134839911, 0.7088780245750678]</text:p>
          </table:table-cell>
          <table:table-cell office:value-type="string" calcext:value-type="string">
            <text:p>[0.29138666920479245, 0.49512258330488174, 0.5733930162704484, 0.6673042123112771]</text:p>
          </table:table-cell>
          <table:table-cell office:value-type="string" calcext:value-type="string">
            <text:p>[0.25344897302847097, 0.5004854182080162, 0.5888104631647769, 0.7112351600100869]</text:p>
          </table:table-cell>
          <table:table-cell office:value-type="string" calcext:value-type="string">
            <text:p>[0.26227874718130734, 0.49868361884826806, 0.5819939312088684, 0.6852736452107103]</text:p>
          </table:table-cell>
          <table:table-cell office:value-type="string" calcext:value-type="string">
            <text:p>[0.2536528601195761, 0.4966565296902059, 0.580493642540693, 0.6892756960630906]</text:p>
          </table:table-cell>
          <table:table-cell office:value-type="string" calcext:value-type="string">
            <text:p>[0.26302393368040133, 0.49787846400653746, 0.581731926786287, 0.6917674048439378]</text:p>
          </table:table-cell>
          <table:table-cell office:value-type="string" calcext:value-type="string">
            <text:p>[0.26094212753091245, 0.4989234216759324, 0.5806182861515451, 0.685108259488576]</text:p>
          </table:table-cell>
          <table:table-cell office:value-type="string" calcext:value-type="string">
            <text:p>[0.2521537981522879, 0.49732687960782784, 0.5766093803505592, 0.6697601263057374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6539213741442585, 0.5033092341440584, 0.594014571973697, 0.7126914424307499]</text:p>
          </table:table-cell>
          <table:table-cell office:value-type="string" calcext:value-type="string">
            <text:p>[0.26398937287700747, 0.49625823901249977, 0.5800794775436905, 0.6875669042219488]</text:p>
          </table:table-cell>
          <table:table-cell office:value-type="string" calcext:value-type="string">
            <text:p>[0.2931296214068765, 0.5058577977862321, 0.596922198812426, 0.7214686121362812]</text:p>
          </table:table-cell>
          <table:table-cell office:value-type="string" calcext:value-type="string">
            <text:p>[0.25215639480849295, 0.5061485468405479, 0.597282900994461, 0.7244492468328293]</text:p>
          </table:table-cell>
          <table:table-cell office:value-type="string" calcext:value-type="string">
            <text:p>[0.3048298450947301, 0.5009038432786515, 0.5769682803807324, 0.6675287246898296]</text:p>
          </table:table-cell>
          <table:table-cell office:value-type="string" calcext:value-type="string">
            <text:p>[0.25921277037442386, 0.5025923604292846, 0.5843911974259526, 0.6878327786197335]</text:p>
          </table:table-cell>
          <table:table-cell office:value-type="string" calcext:value-type="string">
            <text:p>[0.2615555326729459, 0.4971447459345085, 0.5798177045295672, 0.6850001985750325]</text:p>
          </table:table-cell>
          <table:table-cell office:value-type="string" calcext:value-type="string">
            <text:p>[0.30290299460741743, 0.500278799326661, 0.5829546399069145, 0.6919863895711613]</text:p>
          </table:table-cell>
          <table:table-cell office:value-type="string" calcext:value-type="string">
            <text:p>[0.2615555326729459, 0.4971447459345085, 0.5798177045295672, 0.6850001985750325]</text:p>
          </table:table-cell>
          <table:table-cell office:value-type="string" calcext:value-type="string">
            <text:p>[0.25215639480849295, 0.5061485468405479, 0.597282900994461, 0.724449246832829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062672205549377, 0.5084622383584518, 0.5983932952581423, 0.7246388127330885]</text:p>
          </table:table-cell>
          <table:table-cell office:value-type="string" calcext:value-type="string">
            <text:p>[0.2925525054842232, 0.5033357320635444, 0.5923947263422896, 0.7044320733693408]</text:p>
          </table:table-cell>
          <table:table-cell office:value-type="string" calcext:value-type="string">
            <text:p>[0.2654224536787846, 0.5049907597197429, 0.5883398541468416, 0.6874485044740031]</text:p>
          </table:table-cell>
          <table:table-cell office:value-type="string" calcext:value-type="string">
            <text:p>[0.3044145026926583, 0.5095270860116116, 0.595699418321565, 0.7064550554034605]</text:p>
          </table:table-cell>
          <table:table-cell office:value-type="string" calcext:value-type="string">
            <text:p>[0.3342114177925255, 0.5028593162677769, 0.5869497412876858, 0.6930065325858662]</text:p>
          </table:table-cell>
          <table:table-cell office:value-type="string" calcext:value-type="string">
            <text:p>[0.2918896897733732, 0.4920941961855788, 0.5681614015223255, 0.6680597260458554]</text:p>
          </table:table-cell>
          <table:table-cell office:value-type="string" calcext:value-type="string">
            <text:p>[0.3052396186062639, 0.5088594562962483, 0.5949602075129888, 0.7069157306803413]</text:p>
          </table:table-cell>
          <table:table-cell office:value-type="string" calcext:value-type="string">
            <text:p>[0.25849325230697234, 0.5067241986508869, 0.5950975277962239, 0.7093455430557365]</text:p>
          </table:table-cell>
          <table:table-cell office:value-type="string" calcext:value-type="string">
            <text:p>[0.25926700597662666, 0.5263085063564782, 0.6595124818414811, 0.8554265943630128]</text:p>
          </table:table-cell>
          <table:table-cell office:value-type="string" calcext:value-type="string">
            <text:p>[0.2606111492938375, 0.4989412309200884, 0.5808675288802219, 0.6790390439872689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577372549842035, 0.5014812623568893, 0.5880959073510548, 0.706759301625897]</text:p>
          </table:table-cell>
          <table:table-cell office:value-type="string" calcext:value-type="string">
            <text:p>[0.2595330850228244, 0.49396174735278164, 0.5724875324747205, 0.6698756870292433]</text:p>
          </table:table-cell>
          <table:table-cell office:value-type="string" calcext:value-type="string">
            <text:p>[0.26047952887977344, 0.5246414214372853, 0.6172946050036178, 0.7490968240121224]</text:p>
          </table:table-cell>
          <table:table-cell office:value-type="string" calcext:value-type="string">
            <text:p>[0.26291546037207886, 0.5067681877299828, 0.5991956834835707, 0.7183876647552134]</text:p>
          </table:table-cell>
          <table:table-cell office:value-type="string" calcext:value-type="string">
            <text:p>[0.3201161312404083, 0.5170862881966616, 0.6137457468741806, 0.7556543381752754]</text:p>
          </table:table-cell>
          <table:table-cell office:value-type="string" calcext:value-type="string">
            <text:p>[0.2621099185766155, 0.5151624859183671, 0.6067462533761924, 0.72303691711162]</text:p>
          </table:table-cell>
          <table:table-cell office:value-type="string" calcext:value-type="string">
            <text:p>[0.3055526043122199, 0.5067901990078334, 0.5909750475994222, 0.7060300294646591]</text:p>
          </table:table-cell>
          <table:table-cell office:value-type="string" calcext:value-type="string">
            <text:p>[0.2584412187997498, 0.503867739710763, 0.5927148666518041, 0.7190388383015214]</text:p>
          </table:table-cell>
          <table:table-cell office:value-type="string" calcext:value-type="string">
            <text:p>[0.2917220373363635, 0.5325852479921936, 0.6802082501677781, 0.8963357645758684]</text:p>
          </table:table-cell>
          <table:table-cell office:value-type="string" calcext:value-type="string">
            <text:p>[0.26392450398480155, 0.505038570917122, 0.5886445964733675, 0.689621989162889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3499719447389326, 0.49856358562514536, 0.5763727843034787, 0.6688083979321156]</text:p>
          </table:table-cell>
          <table:table-cell office:value-type="string" calcext:value-type="string">
            <text:p>[0.26619522532006673, 0.5066409267358815, 0.593925708701037, 0.7140421753181224]</text:p>
          </table:table-cell>
          <table:table-cell office:value-type="string" calcext:value-type="string">
            <text:p>[0.25956627603313337, 0.5207096393699108, 0.6202965040138467, 0.7649978086292452]</text:p>
          </table:table-cell>
          <table:table-cell office:value-type="string" calcext:value-type="string">
            <text:p>[0.3514297858371858, 0.5009315162132432, 0.5822379357629502, 0.6800366923255916]</text:p>
          </table:table-cell>
          <table:table-cell office:value-type="string" calcext:value-type="string">
            <text:p>[0.2614724498170833, 0.49689556561924736, 0.5785597287557548, 0.6704900116872358]</text:p>
          </table:table-cell>
          <table:table-cell office:value-type="string" calcext:value-type="string">
            <text:p>[0.3121226762801157, 0.506237611919874, 0.5883858297793558, 0.6786187610559261]</text:p>
          </table:table-cell>
          <table:table-cell office:value-type="string" calcext:value-type="string">
            <text:p>[0.3203324311802359, 0.5104335729598426, 0.6061582035140587, 0.7345254963877186]</text:p>
          </table:table-cell>
          <table:table-cell office:value-type="string" calcext:value-type="string">
            <text:p>[0.3031340883778378, 0.49567173946223153, 0.5768678840985804, 0.6815727383090073]</text:p>
          </table:table-cell>
          <table:table-cell office:value-type="string" calcext:value-type="string">
            <text:p>[0.2615426620510985, 0.5034139538091218, 0.5880376855159036, 0.6936329085761616]</text:p>
          </table:table-cell>
          <table:table-cell office:value-type="string" calcext:value-type="string">
            <text:p>[0.3667784329982387, 0.5132461349553444, 0.6012128642128638, 0.7267752149964188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3728627411409917, 0.5112507118573092, 0.5957728509233235, 0.7056506456437478]</text:p>
          </table:table-cell>
          <table:table-cell office:value-type="string" calcext:value-type="string">
            <text:p>[0.2726637693643404, 0.5167019747196666, 0.6176089096131776, 0.749380729265231]</text:p>
          </table:table-cell>
          <table:table-cell office:value-type="string" calcext:value-type="string">
            <text:p>[0.29477921542698415, 0.5004380686680457, 0.5826405516946617, 0.6877424826581474]</text:p>
          </table:table-cell>
          <table:table-cell office:value-type="string" calcext:value-type="string">
            <text:p>[0.3856092775317999, 0.508695833249778, 0.5893735651385876, 0.6930025957503649]</text:p>
          </table:table-cell>
          <table:table-cell office:value-type="string" calcext:value-type="string">
            <text:p>[0.32079174430407376, 0.5411805182303034, 0.6946474035434358, 0.9151826430654572]</text:p>
          </table:table-cell>
          <table:table-cell office:value-type="string" calcext:value-type="string">
            <text:p>[0.2628552535148007, 0.5015745540681189, 0.5833217803479513, 0.689228890439355]</text:p>
          </table:table-cell>
          <table:table-cell office:value-type="string" calcext:value-type="string">
            <text:p>[0.3030895215355291, 0.5033620543270615, 0.585702099517008, 0.6862795761151357]</text:p>
          </table:table-cell>
          <table:table-cell office:value-type="string" calcext:value-type="string">
            <text:p>[0.29173879771844374, 0.5081278882027112, 0.5993884082695358, 0.7204810137551184]</text:p>
          </table:table-cell>
          <table:table-cell office:value-type="string" calcext:value-type="string">
            <text:p>[0.2611109133506045, 0.5101710460257729, 0.5966857311669117, 0.7015152599351718]</text:p>
          </table:table-cell>
          <table:table-cell office:value-type="string" calcext:value-type="string">
            <text:p>[0.3204999886223542, 0.5113030081799134, 0.6007640252291621, 0.7112384213699143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653182114454744, 0.514380020942367, 0.6044783288240098, 0.7303809884800859]</text:p>
          </table:table-cell>
          <table:table-cell office:value-type="string" calcext:value-type="string">
            <text:p>[0.2919285321474511, 0.5092847529378638, 0.5983264629571332, 0.7081685160017595]</text:p>
          </table:table-cell>
          <table:table-cell office:value-type="string" calcext:value-type="string">
            <text:p>[0.36703392028578474, 0.5087463558206995, 0.5939957883618308, 0.7089243912274674]</text:p>
          </table:table-cell>
          <table:table-cell office:value-type="string" calcext:value-type="string">
            <text:p>[0.3637565676289348, 0.5046009408430594, 0.583483046892868, 0.688929246374597]</text:p>
          </table:table-cell>
          <table:table-cell office:value-type="string" calcext:value-type="string">
            <text:p>[0.41675529462141436, 0.5104378503652975, 0.5872251930887177, 0.693222943658406]</text:p>
          </table:table-cell>
          <table:table-cell office:value-type="string" calcext:value-type="string">
            <text:p>[0.37603209712534424, 0.537098811172499, 0.6360375202530775, 0.7805413207915968]</text:p>
          </table:table-cell>
          <table:table-cell office:value-type="string" calcext:value-type="string">
            <text:p>[0.2614050332452792, 0.5061841762580269, 0.5873549192295553, 0.695113295672872]</text:p>
          </table:table-cell>
          <table:table-cell office:value-type="string" calcext:value-type="string">
            <text:p>[0.3309158923176242, 0.5170691543039326, 0.615323526565528, 0.7608289264940611]</text:p>
          </table:table-cell>
          <table:table-cell office:value-type="string" calcext:value-type="string">
            <text:p>[0.32036637425245473, 0.5014662609776492, 0.5824741421169773, 0.6826439908779707]</text:p>
          </table:table-cell>
          <table:table-cell office:value-type="string" calcext:value-type="string">
            <text:p>[0.2744902469538975, 0.5130866061539863, 0.6032177742581403, 0.7215445028531701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1640551868004363, 0.5140373032004483, 0.5907157728483361, 0.7002830023596261]</text:p>
          </table:table-cell>
          <table:table-cell office:value-type="string" calcext:value-type="string">
            <text:p>[0.3639294124133943, 0.5078300027781196, 0.5931427779635123, 0.7066193914023788]</text:p>
          </table:table-cell>
          <table:table-cell office:value-type="string" calcext:value-type="string">
            <text:p>[0.2700868492385517, 0.5103988842727054, 0.5949089330491902, 0.7071958303616469]</text:p>
          </table:table-cell>
          <table:table-cell office:value-type="string" calcext:value-type="string">
            <text:p>[0.27544290592304527, 0.5503960026850602, 0.6716390963677487, 0.8625076831084841]</text:p>
          </table:table-cell>
          <table:table-cell office:value-type="string" calcext:value-type="string">
            <text:p>[0.3143293765630466, 0.5085911517451314, 0.592496326801111, 0.6882038277376964]</text:p>
          </table:table-cell>
          <table:table-cell office:value-type="string" calcext:value-type="string">
            <text:p>[0.3072012331547785, 0.5095784450548663, 0.5959178083952896, 0.7156521036468737]</text:p>
          </table:table-cell>
          <table:table-cell office:value-type="string" calcext:value-type="string">
            <text:p>[0.3571944018300388, 0.514960879698675, 0.6032731715182811, 0.708589125127827]</text:p>
          </table:table-cell>
          <table:table-cell office:value-type="string" calcext:value-type="string">
            <text:p>[0.4540939603862528, 0.5474484179792142, 0.6890220585691931, 0.9036375358199069]</text:p>
          </table:table-cell>
          <table:table-cell office:value-type="string" calcext:value-type="string">
            <text:p>[0.27213686966698775, 0.5139831460324666, 0.608357111632431, 0.7350305932240817]</text:p>
          </table:table-cell>
          <table:table-cell office:value-type="string" calcext:value-type="string">
            <text:p>[0.330843491325603, 0.5314511188865606, 0.6350107098517038, 0.7733776089507105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450751896666784, 0.5473999716846171, 0.6990368087102383, 0.9244855226352153]</text:p>
          </table:table-cell>
          <table:table-cell office:value-type="string" calcext:value-type="string">
            <text:p>[0.3914755309267283, 0.5231534310680528, 0.6178700649793902, 0.7525624336707812]</text:p>
          </table:table-cell>
          <table:table-cell office:value-type="string" calcext:value-type="string">
            <text:p>[0.3673286801412659, 0.5286884167714122, 0.6403329327447735, 0.7970507075742637]</text:p>
          </table:table-cell>
          <table:table-cell office:value-type="string" calcext:value-type="string">
            <text:p>[0.3478406310768792, 0.5023232177012735, 0.5851326455335276, 0.6901823068056325]</text:p>
          </table:table-cell>
          <table:table-cell office:value-type="string" calcext:value-type="string">
            <text:p>[0.32942224264132913, 0.5133872482145985, 0.6009389686300154, 0.718354202553474]</text:p>
          </table:table-cell>
          <table:table-cell office:value-type="string" calcext:value-type="string">
            <text:p>[0.38008207761009594, 0.531944154848002, 0.6602882710685319, 0.8306975677428383]</text:p>
          </table:table-cell>
          <table:table-cell office:value-type="string" calcext:value-type="string">
            <text:p>[0.3637243364956623, 0.5190058717905821, 0.6117625032576959, 0.7414286051642793]</text:p>
          </table:table-cell>
          <table:table-cell office:value-type="string" calcext:value-type="string">
            <text:p>[0.26853076040707285, 0.5321501451108425, 0.6369916535876838, 0.7779363038250876]</text:p>
          </table:table-cell>
          <table:table-cell office:value-type="string" calcext:value-type="string">
            <text:p>[0.3597195626480402, 0.5122150572831539, 0.60321315594579, 0.7181791017943164]</text:p>
          </table:table-cell>
          <table:table-cell office:value-type="string" calcext:value-type="string">
            <text:p>[0.33383344374916146, 0.5190161071430542, 0.622920641834729, 0.7709845216107658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4166119785135966, 0.5078599115472178, 0.5803599440953834, 0.6706165663861725]</text:p>
          </table:table-cell>
          <table:table-cell office:value-type="string" calcext:value-type="string">
            <text:p>[0.36284643773919284, 0.5009663729827496, 0.5786848120245601, 0.6745798047620434]</text:p>
          </table:table-cell>
          <table:table-cell office:value-type="string" calcext:value-type="string">
            <text:p>[0.3604693141333108, 0.5050329333885069, 0.5905683335089408, 0.7046461797668468]</text:p>
          </table:table-cell>
          <table:table-cell office:value-type="string" calcext:value-type="string">
            <text:p>[0.2667011820010887, 0.5060507512872101, 0.5855788571867769, 0.6915403464977722]</text:p>
          </table:table-cell>
          <table:table-cell office:value-type="string" calcext:value-type="string">
            <text:p>[0.2682503993503577, 0.5037369291527629, 0.5994198508300965, 0.7283009232795885]</text:p>
          </table:table-cell>
          <table:table-cell office:value-type="string" calcext:value-type="string">
            <text:p>[0.29715259948667694, 0.508768442562269, 0.6110323694026062, 0.7279091298974648]</text:p>
          </table:table-cell>
          <table:table-cell office:value-type="string" calcext:value-type="string">
            <text:p>[0.3447701981510398, 0.5357016786532719, 0.6441901659861776, 0.7920702462791288]</text:p>
          </table:table-cell>
          <table:table-cell office:value-type="string" calcext:value-type="string">
            <text:p>[0.4249036339417377, 0.5344551373172195, 0.6582563570887049, 0.8455215843983674]</text:p>
          </table:table-cell>
          <table:table-cell office:value-type="string" calcext:value-type="string">
            <text:p>[0.3173115423463234, 0.5248699458298351, 0.629353031874039, 0.7849589201871996]</text:p>
          </table:table-cell>
          <table:table-cell office:value-type="string" calcext:value-type="string">
            <text:p>[0.3646678895314052, 0.5023639202859425, 0.5778041828471657, 0.6659085543683008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291824853737693, 0.5009458371903701, 0.5835012503157486, 0.6823752913722948]</text:p>
          </table:table-cell>
          <table:table-cell office:value-type="string" calcext:value-type="string">
            <text:p>[0.25939094927886247, 0.5057260888226393, 0.5887836577508617, 0.6844982131926804]</text:p>
          </table:table-cell>
          <table:table-cell office:value-type="string" calcext:value-type="string">
            <text:p>[0.3913672157753257, 0.5109220057758637, 0.5980506223442693, 0.7100199323922683]</text:p>
          </table:table-cell>
          <table:table-cell office:value-type="string" calcext:value-type="string">
            <text:p>[0.3426229115258702, 0.5137287745113955, 0.5992573195921478, 0.7129770183726434]</text:p>
          </table:table-cell>
          <table:table-cell office:value-type="string" calcext:value-type="string">
            <text:p>[0.2818871805281028, 0.5059011663174123, 0.5803313312685179, 0.6746278889544002]</text:p>
          </table:table-cell>
          <table:table-cell office:value-type="string" calcext:value-type="string">
            <text:p>[0.32445388394470903, 0.506688270732299, 0.580977665323267, 0.6732471207694986]</text:p>
          </table:table-cell>
          <table:table-cell office:value-type="string" calcext:value-type="string">
            <text:p>[0.35915649163551333, 0.5097712706251192, 0.5982009855676647, 0.7039463624586353]</text:p>
          </table:table-cell>
          <table:table-cell office:value-type="string" calcext:value-type="string">
            <text:p>[0.3703951633962476, 0.5063668717903366, 0.5933945902569676, 0.6997797173321795]</text:p>
          </table:table-cell>
          <table:table-cell office:value-type="string" calcext:value-type="string">
            <text:p>[0.37036887302328175, 0.5072882606785961, 0.5916387320960776, 0.6925618593234539]</text:p>
          </table:table-cell>
          <table:table-cell office:value-type="string" calcext:value-type="string">
            <text:p>[0.45258796235582494, 0.514142126806525, 0.5905126839729495, 0.6775398155171903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241490759536994, 0.5114617839629215, 0.5978262903091275, 0.7196432888458417]</text:p>
          </table:table-cell>
          <table:table-cell office:value-type="string" calcext:value-type="string">
            <text:p>[0.28808884093947335, 0.5016758807192853, 0.5850637057427223, 0.678696676886566]</text:p>
          </table:table-cell>
          <table:table-cell office:value-type="string" calcext:value-type="string">
            <text:p>[0.3836585412593328, 0.5513172864279116, 0.674858489169913, 0.8595849877608133]</text:p>
          </table:table-cell>
          <table:table-cell office:value-type="string" calcext:value-type="string">
            <text:p>[0.38215670929773343, 0.5097739271610561, 0.591466610546213, 0.6922545824781376]</text:p>
          </table:table-cell>
          <table:table-cell office:value-type="string" calcext:value-type="string">
            <text:p>[0.414987489246608, 0.5475468314760054, 0.6574926212581405, 0.8106619831238764]</text:p>
          </table:table-cell>
          <table:table-cell office:value-type="string" calcext:value-type="string">
            <text:p>[0.3730276793345026, 0.522098332761545, 0.6210563967503057, 0.7612898693589193]</text:p>
          </table:table-cell>
          <table:table-cell office:value-type="string" calcext:value-type="string">
            <text:p>[0.48899696507505336, 0.5116529242671513, 0.5786425469708062, 0.6704312219168019]</text:p>
          </table:table-cell>
          <table:table-cell office:value-type="string" calcext:value-type="string">
            <text:p>[0.38029178044787854, 0.5088948818748459, 0.6013947663586658, 0.7189100048846663]</text:p>
          </table:table-cell>
          <table:table-cell office:value-type="string" calcext:value-type="string">
            <text:p>[0.36980575201424193, 0.5043504379917727, 0.5862895205870347, 0.6851184018551804]</text:p>
          </table:table-cell>
          <table:table-cell office:value-type="string" calcext:value-type="string">
            <text:p>[0.3614971358105321, 0.5123760504993462, 0.606375111367959, 0.73053818446884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7732774490743604, 0.505670457623472, 0.5911561095555375, 0.6955806612645157]</text:p>
          </table:table-cell>
          <table:table-cell office:value-type="string" calcext:value-type="string">
            <text:p>[0.3686451060311412, 0.5009584139889296, 0.5796102866657791, 0.6770711913028451]</text:p>
          </table:table-cell>
          <table:table-cell office:value-type="string" calcext:value-type="string">
            <text:p>[0.4914051030870994, 0.5119847284664903, 0.5795615979970389, 0.6715573084065468]</text:p>
          </table:table-cell>
          <table:table-cell office:value-type="string" calcext:value-type="string">
            <text:p>[0.41077358560360727, 0.5277955045832843, 0.6262849518403518, 0.7544957991213723]</text:p>
          </table:table-cell>
          <table:table-cell office:value-type="string" calcext:value-type="string">
            <text:p>[0.38439101610531445, 0.5717259106751091, 0.7005714128495241, 0.8890731321137927]</text:p>
          </table:table-cell>
          <table:table-cell office:value-type="string" calcext:value-type="string">
            <text:p>[0.32662708524190953, 0.5061484257210559, 0.5814771395947816, 0.6732948786049084]</text:p>
          </table:table-cell>
          <table:table-cell office:value-type="string" calcext:value-type="string">
            <text:p>[0.4624325278004403, 0.5319180477316083, 0.6240744804151694, 0.7541793934501159]</text:p>
          </table:table-cell>
          <table:table-cell office:value-type="string" calcext:value-type="string">
            <text:p>[0.48273818373517763, 0.5610959847827989, 0.6799806328901784, 0.8609858132228316]</text:p>
          </table:table-cell>
          <table:table-cell office:value-type="string" calcext:value-type="string">
            <text:p>[0.3801794955875148, 0.5154985117657414, 0.5880790813526199, 0.6817034100057379]</text:p>
          </table:table-cell>
          <table:table-cell office:value-type="string" calcext:value-type="string">
            <text:p>[0.3595041111035761, 0.5037217262264915, 0.58209123382728, 0.6740502896061681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5965833833453403, 0.5111572113296117, 0.5871264159669725, 0.6789889413857717]</text:p>
          </table:table-cell>
          <table:table-cell office:value-type="string" calcext:value-type="string">
            <text:p>[0.47712464313587183, 0.5155618549287995, 0.5898753677287588, 0.6845678154737664]</text:p>
          </table:table-cell>
          <table:table-cell office:value-type="string" calcext:value-type="string">
            <text:p>[0.4152552570856599, 0.5201530751735473, 0.6023938720105857, 0.7080884972529201]</text:p>
          </table:table-cell>
          <table:table-cell office:value-type="string" calcext:value-type="string">
            <text:p>[0.49886145782812086, 0.5160246729393408, 0.5897529676522848, 0.6788750835482936]</text:p>
          </table:table-cell>
          <table:table-cell office:value-type="string" calcext:value-type="string">
            <text:p>[0.3973373196964113, 0.5145007059842469, 0.5973150990400208, 0.6985886815011514]</text:p>
          </table:table-cell>
          <table:table-cell office:value-type="string" calcext:value-type="string">
            <text:p>[0.3654406452807213, 0.5016824078975228, 0.5824984774726572, 0.680064401589792]</text:p>
          </table:table-cell>
          <table:table-cell office:value-type="string" calcext:value-type="string">
            <text:p>[0.4815289461439008, 0.5251249709301555, 0.6148533516174076, 0.7434702619160445]</text:p>
          </table:table-cell>
          <table:table-cell office:value-type="string" calcext:value-type="string">
            <text:p>[0.3780446698784352, 0.5036426401218577, 0.5819798020184047, 0.6746999427354405]</text:p>
          </table:table-cell>
          <table:table-cell office:value-type="string" calcext:value-type="string">
            <text:p>[0.45493267739595006, 0.5184714576579926, 0.6020379667454584, 0.7099553668336788]</text:p>
          </table:table-cell>
          <table:table-cell office:value-type="string" calcext:value-type="string">
            <text:p>[0.4310778066026063, 0.5128853196450457, 0.5859466503755612, 0.6782989269489644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0.540595007245123, 0.521896665934439, 0.5852891745080814, 0.6759874655451888]</text:p>
          </table:table-cell>
          <table:table-cell office:value-type="string" calcext:value-type="string">
            <text:p>[0.48451570741531796, 0.5171789737663345, 0.5908088364027007, 0.6777815257107108]</text:p>
          </table:table-cell>
          <table:table-cell office:value-type="string" calcext:value-type="string">
            <text:p>[0.48018842216220053, 0.5178703966425412, 0.589581855247032, 0.6780681729872767]</text:p>
          </table:table-cell>
          <table:table-cell office:value-type="string" calcext:value-type="string">
            <text:p>[0.4623325510791247, 0.51551451825929, 0.5869774856982581, 0.6765701511859327]</text:p>
          </table:table-cell>
          <table:table-cell office:value-type="string" calcext:value-type="string">
            <text:p>[0.46028587768467044, 0.5181489221652399, 0.5944783393857583, 0.680938959508567]</text:p>
          </table:table-cell>
          <table:table-cell office:value-type="string" calcext:value-type="string">
            <text:p>[0.4936344135989661, 0.5168697091692589, 0.587258304196353, 0.6770689350528319]</text:p>
          </table:table-cell>
          <table:table-cell office:value-type="string" calcext:value-type="string">
            <text:p>[0.48018842216220053, 0.5178703966425412, 0.589581855247032, 0.6780681729872767]</text:p>
          </table:table-cell>
          <table:table-cell office:value-type="string" calcext:value-type="string">
            <text:p>[0.4936344135989661, 0.5168697091692589, 0.587258304196353, 0.6770689350528319]</text:p>
          </table:table-cell>
          <table:table-cell office:value-type="string" calcext:value-type="string">
            <text:p>[0.5161686091451353, 0.5205160159708816, 0.5931277619649199, 0.6814610687412119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ap03']</text:p>
          </table:table-cell>
          <table:table-cell office:value-type="string" calcext:value-type="string">
            <text:p>['dh01']</text:p>
          </table:table-cell>
          <table:table-cell table:number-columns-repeated="2" office:value-type="string" calcext:value-type="string">
            <text:p>['dh06']</text:p>
          </table:table-cell>
          <table:table-cell office:value-type="string" calcext:value-type="string">
            <text:p>['dh09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dh01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1', 'dh08']</text:p>
          </table:table-cell>
          <table:table-cell office:value-type="string" calcext:value-type="string">
            <text:p>['ap01', 'ap05']</text:p>
          </table:table-cell>
          <table:table-cell office:value-type="string" calcext:value-type="string">
            <text:p>['dh02', 'dh11']</text:p>
          </table:table-cell>
          <table:table-cell office:value-type="string" calcext:value-type="string">
            <text:p>['ap04', 'dh06']</text:p>
          </table:table-cell>
          <table:table-cell office:value-type="string" calcext:value-type="string">
            <text:p>['ap05', 'dh04']</text:p>
          </table:table-cell>
          <table:table-cell office:value-type="string" calcext:value-type="string">
            <text:p>['dh02', 'dh04']</text:p>
          </table:table-cell>
          <table:table-cell office:value-type="string" calcext:value-type="string">
            <text:p>['ap01', 'ap05']</text:p>
          </table:table-cell>
          <table:table-cell office:value-type="string" calcext:value-type="string">
            <text:p>['dh02', 'dh08']</text:p>
          </table:table-cell>
          <table:table-cell office:value-type="string" calcext:value-type="string">
            <text:p>['ap06', 'dh02']</text:p>
          </table:table-cell>
          <table:table-cell office:value-type="string" calcext:value-type="string">
            <text:p>['ap01', 'dh06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1', 'dh02', 'dh11']</text:p>
          </table:table-cell>
          <table:table-cell office:value-type="string" calcext:value-type="string">
            <text:p>['ap01', 'ap05', 'dh02']</text:p>
          </table:table-cell>
          <table:table-cell office:value-type="string" calcext:value-type="string">
            <text:p>['ap04', 'dh04', 'dh10']</text:p>
          </table:table-cell>
          <table:table-cell office:value-type="string" calcext:value-type="string">
            <text:p>['ap06', 'dh04', 'dh10']</text:p>
          </table:table-cell>
          <table:table-cell office:value-type="string" calcext:value-type="string">
            <text:p>['ap07', 'dh02', 'dh09']</text:p>
          </table:table-cell>
          <table:table-cell office:value-type="string" calcext:value-type="string">
            <text:p>['ap03', 'dh06', 'dh08']</text:p>
          </table:table-cell>
          <table:table-cell office:value-type="string" calcext:value-type="string">
            <text:p>['dh02', 'dh06', 'dh08']</text:p>
          </table:table-cell>
          <table:table-cell office:value-type="string" calcext:value-type="string">
            <text:p>['ap03', 'ap04', 'dh08']</text:p>
          </table:table-cell>
          <table:table-cell office:value-type="string" calcext:value-type="string">
            <text:p>['dh02', 'dh06', 'dh08']</text:p>
          </table:table-cell>
          <table:table-cell office:value-type="string" calcext:value-type="string">
            <text:p>['ap06', 'dh04', 'dh10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6', 'ap07', 'dh04', 'dh11']</text:p>
          </table:table-cell>
          <table:table-cell office:value-type="string" calcext:value-type="string">
            <text:p>['ap01', 'ap04', 'dh05', 'dh10']</text:p>
          </table:table-cell>
          <table:table-cell office:value-type="string" calcext:value-type="string">
            <text:p>['ap03', 'dh02', 'dh03', 'dh07']</text:p>
          </table:table-cell>
          <table:table-cell office:value-type="string" calcext:value-type="string">
            <text:p>['ap06', 'ap07', 'dh05', 'dh10']</text:p>
          </table:table-cell>
          <table:table-cell office:value-type="string" calcext:value-type="string">
            <text:p>['ap03', 'ap04', 'ap06', 'dh03']</text:p>
          </table:table-cell>
          <table:table-cell office:value-type="string" calcext:value-type="string">
            <text:p>['ap04', 'dh04', 'dh08', 'dh09']</text:p>
          </table:table-cell>
          <table:table-cell office:value-type="string" calcext:value-type="string">
            <text:p>['ap06', 'ap07', 'dh01', 'dh04']</text:p>
          </table:table-cell>
          <table:table-cell office:value-type="string" calcext:value-type="string">
            <text:p>['ap01', 'dh01', 'dh07', 'dh09']</text:p>
          </table:table-cell>
          <table:table-cell office:value-type="string" calcext:value-type="string">
            <text:p>['ap03', 'dh08', 'dh09', 'dh11']</text:p>
          </table:table-cell>
          <table:table-cell office:value-type="string" calcext:value-type="string">
            <text:p>['ap06', 'dh01', 'dh02', 'dh06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ap05', 'ap06', 'dh07', 'dh08']</text:p>
          </table:table-cell>
          <table:table-cell office:value-type="string" calcext:value-type="string">
            <text:p>['dh01', 'dh04', 'dh05', 'dh08', 'dh09']</text:p>
          </table:table-cell>
          <table:table-cell office:value-type="string" calcext:value-type="string">
            <text:p>['ap01', 'ap03', 'dh04', 'dh06', 'dh10']</text:p>
          </table:table-cell>
          <table:table-cell office:value-type="string" calcext:value-type="string">
            <text:p>['ap01', 'dh01', 'dh03', 'dh05', 'dh08']</text:p>
          </table:table-cell>
          <table:table-cell office:value-type="string" calcext:value-type="string">
            <text:p>['ap04', 'ap06', 'dh04', 'dh10', 'dh11']</text:p>
          </table:table-cell>
          <table:table-cell office:value-type="string" calcext:value-type="string">
            <text:p>['ap01', 'ap03', 'dh01', 'dh02', 'dh10']</text:p>
          </table:table-cell>
          <table:table-cell office:value-type="string" calcext:value-type="string">
            <text:p>['ap01', 'ap06', 'ap07', 'dh08', 'dh10']</text:p>
          </table:table-cell>
          <table:table-cell office:value-type="string" calcext:value-type="string">
            <text:p>['ap01', 'ap06', 'dh04', 'dh05', 'dh08']</text:p>
          </table:table-cell>
          <table:table-cell office:value-type="string" calcext:value-type="string">
            <text:p>['ap04', 'dh01', 'dh02', 'dh08', 'dh11']</text:p>
          </table:table-cell>
          <table:table-cell office:value-type="string" calcext:value-type="string">
            <text:p>['ap03', 'dh02', 'dh03', 'dh05', 'dh10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3', 'ap04', 'ap06', 'dh02', 'dh05', 'dh09']</text:p>
          </table:table-cell>
          <table:table-cell office:value-type="string" calcext:value-type="string">
            <text:p>['ap05', 'dh04', 'dh05', 'dh09', 'dh10', 'dh11']</text:p>
          </table:table-cell>
          <table:table-cell office:value-type="string" calcext:value-type="string">
            <text:p>['ap01', 'ap06', 'dh05', 'dh06', 'dh09', 'dh11']</text:p>
          </table:table-cell>
          <table:table-cell office:value-type="string" calcext:value-type="string">
            <text:p>['ap03', 'ap04', 'ap05', 'ap07', 'dh02', 'dh06']</text:p>
          </table:table-cell>
          <table:table-cell office:value-type="string" calcext:value-type="string">
            <text:p>['ap01', 'dh01', 'dh05', 'dh06', 'dh07', 'dh09']</text:p>
          </table:table-cell>
          <table:table-cell office:value-type="string" calcext:value-type="string">
            <text:p>['ap03', 'ap07', 'dh01', 'dh03', 'dh05', 'dh06']</text:p>
          </table:table-cell>
          <table:table-cell office:value-type="string" calcext:value-type="string">
            <text:p>['ap04', 'ap06', 'dh04', 'dh06', 'dh07', 'dh10']</text:p>
          </table:table-cell>
          <table:table-cell office:value-type="string" calcext:value-type="string">
            <text:p>['ap04', 'ap05', 'dh03', 'dh08', 'dh09', 'dh10']</text:p>
          </table:table-cell>
          <table:table-cell office:value-type="string" calcext:value-type="string">
            <text:p>['ap06', 'dh01', 'dh02', 'dh06', 'dh09', 'dh10']</text:p>
          </table:table-cell>
          <table:table-cell office:value-type="string" calcext:value-type="string">
            <text:p>['ap04', 'ap05', 'ap06', 'dh02', 'dh10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4', 'ap07', 'dh03', 'dh04', 'dh05', 'dh07']</text:p>
          </table:table-cell>
          <table:table-cell office:value-type="string" calcext:value-type="string">
            <text:p>['dh02', 'dh03', 'dh04', 'dh06', 'dh07', 'dh10', 'dh11']</text:p>
          </table:table-cell>
          <table:table-cell office:value-type="string" calcext:value-type="string">
            <text:p>['ap04', 'dh01', 'dh02', 'dh05', 'dh07', 'dh08', 'dh10']</text:p>
          </table:table-cell>
          <table:table-cell office:value-type="string" calcext:value-type="string">
            <text:p>['ap01', 'ap03', 'ap04', 'ap06', 'ap07', 'dh02', 'dh03']</text:p>
          </table:table-cell>
          <table:table-cell office:value-type="string" calcext:value-type="string">
            <text:p>['ap04', 'ap06', 'dh02', 'dh03', 'dh05', 'dh08', 'dh11']</text:p>
          </table:table-cell>
          <table:table-cell office:value-type="string" calcext:value-type="string">
            <text:p>['ap01', 'dh01', 'dh03', 'dh07', 'dh08', 'dh10', 'dh11']</text:p>
          </table:table-cell>
          <table:table-cell office:value-type="string" calcext:value-type="string">
            <text:p>['ap03', 'ap04', 'dh01', 'dh04', 'dh05', 'dh09', 'dh10']</text:p>
          </table:table-cell>
          <table:table-cell office:value-type="string" calcext:value-type="string">
            <text:p>['ap03', 'ap05', 'dh05', 'dh06', 'dh08', 'dh09', 'dh11']</text:p>
          </table:table-cell>
          <table:table-cell office:value-type="string" calcext:value-type="string">
            <text:p>['ap01', 'ap03', 'dh01', 'dh02', 'dh04', 'dh09', 'dh10']</text:p>
          </table:table-cell>
          <table:table-cell office:value-type="string" calcext:value-type="string">
            <text:p>['ap03', 'ap07', 'dh01', 'dh02', 'dh03', 'dh05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4', 'ap06', 'ap07', 'dh02', 'dh04', 'dh06', 'dh11']</text:p>
          </table:table-cell>
          <table:table-cell office:value-type="string" calcext:value-type="string">
            <text:p>['ap01', 'ap04', 'dh01', 'dh02', 'dh03', 'dh04', 'dh06', 'dh09']</text:p>
          </table:table-cell>
          <table:table-cell office:value-type="string" calcext:value-type="string">
            <text:p>['ap01', 'ap04', 'ap06', 'ap07', 'dh01', 'dh02', 'dh08', 'dh10']</text:p>
          </table:table-cell>
          <table:table-cell office:value-type="string" calcext:value-type="string">
            <text:p>['ap04', 'ap06', 'ap07', 'dh01', 'dh04', 'dh06', 'dh08', 'dh09']</text:p>
          </table:table-cell>
          <table:table-cell office:value-type="string" calcext:value-type="string">
            <text:p>['ap01', 'ap04', 'ap05', 'ap06', 'ap07', 'dh02', 'dh08', 'dh09']</text:p>
          </table:table-cell>
          <table:table-cell office:value-type="string" calcext:value-type="string">
            <text:p>['ap03', 'ap04', 'ap05', 'ap06', 'dh07', 'dh08', 'dh10', 'dh11']</text:p>
          </table:table-cell>
          <table:table-cell office:value-type="string" calcext:value-type="string">
            <text:p>['ap01', 'ap05', 'ap06', 'dh03', 'dh04', 'dh05', 'dh08', 'dh09']</text:p>
          </table:table-cell>
          <table:table-cell office:value-type="string" calcext:value-type="string">
            <text:p>['ap01', 'ap03', 'ap04', 'ap05', 'dh03', 'dh04', 'dh07', 'dh09']</text:p>
          </table:table-cell>
          <table:table-cell office:value-type="string" calcext:value-type="string">
            <text:p>['ap01', 'ap04', 'ap06', 'dh04', 'dh05', 'dh06', 'dh09', 'dh10']</text:p>
          </table:table-cell>
          <table:table-cell office:value-type="string" calcext:value-type="string">
            <text:p>['ap03', 'ap05', 'dh03', 'dh06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3', 'ap07', 'dh03', 'dh04', 'dh06', 'dh07', 'dh08', 'dh09']</text:p>
          </table:table-cell>
          <table:table-cell office:value-type="string" calcext:value-type="string">
            <text:p>['ap03', 'ap04', 'ap05', 'ap06', 'dh02', 'dh03', 'dh05', 'dh06', 'dh08']</text:p>
          </table:table-cell>
          <table:table-cell office:value-type="string" calcext:value-type="string">
            <text:p>['ap01', 'ap05', 'ap06', 'dh02', 'dh06', 'dh08', 'dh09', 'dh10', 'dh11']</text:p>
          </table:table-cell>
          <table:table-cell office:value-type="string" calcext:value-type="string">
            <text:p>['ap03', 'ap05', 'ap06', 'dh01', 'dh04', 'dh07', 'dh09', 'dh10', 'dh11']</text:p>
          </table:table-cell>
          <table:table-cell office:value-type="string" calcext:value-type="string">
            <text:p>['ap01', 'ap03', 'ap05', 'ap07', 'dh01', 'dh02', 'dh04', 'dh06', 'dh07']</text:p>
          </table:table-cell>
          <table:table-cell office:value-type="string" calcext:value-type="string">
            <text:p>['ap06', 'ap07', 'dh01', 'dh04', 'dh05', 'dh06', 'dh07', 'dh08', 'dh09']</text:p>
          </table:table-cell>
          <table:table-cell office:value-type="string" calcext:value-type="string">
            <text:p>['ap03', 'ap04', 'ap07', 'dh01', 'dh03', 'dh08', 'dh09', 'dh10', 'dh11']</text:p>
          </table:table-cell>
          <table:table-cell office:value-type="string" calcext:value-type="string">
            <text:p>['ap03', 'ap04', 'ap05', 'ap06', 'ap07', 'dh03', 'dh04', 'dh08', 'dh11']</text:p>
          </table:table-cell>
          <table:table-cell office:value-type="string" calcext:value-type="string">
            <text:p>['ap03', 'dh02', 'dh03', 'dh04', 'dh06', 'dh07', 'dh09', 'dh10', 'dh11']</text:p>
          </table:table-cell>
          <table:table-cell office:value-type="string" calcext:value-type="string">
            <text:p>['ap01', 'ap07', 'dh01', 'dh03', 'dh04', 'dh05', 'dh07', 'dh10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3', 'ap04', 'ap06', 'dh01', 'dh02', 'dh04', 'dh05', 'dh08', 'dh11']</text:p>
          </table:table-cell>
          <table:table-cell office:value-type="string" calcext:value-type="string">
            <text:p>['ap01', 'ap03', 'ap04', 'ap06', 'ap07', 'dh04', 'dh06', 'dh07', 'dh08', 'dh10']</text:p>
          </table:table-cell>
          <table:table-cell office:value-type="string" calcext:value-type="string">
            <text:p>['ap04', 'ap06', 'ap07', 'dh01', 'dh02', 'dh05', 'dh07', 'dh08', 'dh09', 'dh11']</text:p>
          </table:table-cell>
          <table:table-cell office:value-type="string" calcext:value-type="string">
            <text:p>['ap01', 'ap04', 'ap05', 'ap07', 'dh01', 'dh02', 'dh04', 'dh05', 'dh08', 'dh09']</text:p>
          </table:table-cell>
          <table:table-cell office:value-type="string" calcext:value-type="string">
            <text:p>['ap05', 'ap06', 'ap07', 'dh01', 'dh02', 'dh04', 'dh05', 'dh07', 'dh09', 'dh11']</text:p>
          </table:table-cell>
          <table:table-cell office:value-type="string" calcext:value-type="string">
            <text:p>['ap03', 'ap04', 'ap06', 'ap07', 'dh03', 'dh04', 'dh07', 'dh08', 'dh09', 'dh11']</text:p>
          </table:table-cell>
          <table:table-cell office:value-type="string" calcext:value-type="string">
            <text:p>['ap01', 'ap04', 'ap06', 'ap07', 'dh01', 'dh02', 'dh05', 'dh06', 'dh09', 'dh11']</text:p>
          </table:table-cell>
          <table:table-cell office:value-type="string" calcext:value-type="string">
            <text:p>['ap01', 'ap06', 'dh01', 'dh03', 'dh05', 'dh07', 'dh08', 'dh09', 'dh10', 'dh11']</text:p>
          </table:table-cell>
          <table:table-cell office:value-type="string" calcext:value-type="string">
            <text:p>['ap03', 'ap04', 'ap05', 'ap07', 'dh02', 'dh04', 'dh06', 'dh07', 'dh09', 'dh10']</text:p>
          </table:table-cell>
          <table:table-cell office:value-type="string" calcext:value-type="string">
            <text:p>['ap03', 'ap05', 'ap07', 'dh01', 'dh02', 'dh05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4', 'ap05', 'ap06', 'ap07', 'dh01', 'dh03', 'dh04', 'dh05', 'dh06', 'dh07', 'dh10']</text:p>
          </table:table-cell>
          <table:table-cell office:value-type="string" calcext:value-type="string">
            <text:p>['ap01', 'ap04', 'ap05', 'ap06', 'dh01', 'dh02', 'dh03', 'dh06', 'dh07', 'dh08', 'dh10']</text:p>
          </table:table-cell>
          <table:table-cell office:value-type="string" calcext:value-type="string">
            <text:p>['ap01', 'ap03', 'ap04', 'ap05', 'ap07', 'dh01', 'dh02', 'dh04', 'dh08', 'dh09', 'dh10']</text:p>
          </table:table-cell>
          <table:table-cell office:value-type="string" calcext:value-type="string">
            <text:p>['ap01', 'ap05', 'ap06', 'dh01', 'dh02', 'dh03', 'dh04', 'dh06', 'dh07', 'dh09', 'dh11']</text:p>
          </table:table-cell>
          <table:table-cell office:value-type="string" calcext:value-type="string">
            <text:p>['ap01', 'ap05', 'dh02', 'dh04', 'dh05', 'dh06', 'dh07', 'dh08', 'dh09', 'dh10', 'dh11']</text:p>
          </table:table-cell>
          <table:table-cell office:value-type="string" calcext:value-type="string">
            <text:p>['ap01', 'ap04', 'ap05', 'dh03', 'dh04', 'dh05', 'dh06', 'dh07', 'dh09', 'dh10', 'dh11']</text:p>
          </table:table-cell>
          <table:table-cell office:value-type="string" calcext:value-type="string">
            <text:p>['ap01', 'ap04', 'ap05', 'ap07', 'dh02', 'dh03', 'dh04', 'dh06', 'dh08', 'dh10', 'dh11']</text:p>
          </table:table-cell>
          <table:table-cell office:value-type="string" calcext:value-type="string">
            <text:p>['ap01', 'ap04', 'ap05', 'ap06', 'ap07', 'dh03', 'dh04', 'dh05', 'dh08', 'dh09', 'dh11']</text:p>
          </table:table-cell>
          <table:table-cell office:value-type="string" calcext:value-type="string">
            <text:p>['ap01', 'ap05', 'ap07', 'dh02', 'dh04', 'dh06', 'dh07', 'dh08', 'dh09', 'dh10', 'dh11']</text:p>
          </table:table-cell>
          <table:table-cell office:value-type="string" calcext:value-type="string">
            <text:p>['ap03', 'ap04', 'ap05', 'ap06', 'dh01', 'dh02', 'dh03', 'dh05', 'dh06', 'dh07', 'dh09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5', 'dh02', 'dh03', 'dh04', 'dh05', 'dh06', 'dh07', 'dh08', 'dh10']</text:p>
          </table:table-cell>
          <table:table-cell office:value-type="string" calcext:value-type="string">
            <text:p>['ap01', 'ap03', 'ap06', 'dh01', 'dh02', 'dh03', 'dh04', 'dh06', 'dh07', 'dh08', 'dh09', 'dh10']</text:p>
          </table:table-cell>
          <table:table-cell office:value-type="string" calcext:value-type="string">
            <text:p>['ap01', 'ap03', 'ap04', 'ap06', 'ap07', 'dh01', 'dh03', 'dh04', 'dh05', 'dh06', 'dh09', 'dh11']</text:p>
          </table:table-cell>
          <table:table-cell office:value-type="string" calcext:value-type="string">
            <text:p>['ap01', 'ap04', 'ap05', 'ap07', 'dh01', 'dh02', 'dh03', 'dh04', 'dh06', 'dh08', 'dh09', 'dh11']</text:p>
          </table:table-cell>
          <table:table-cell office:value-type="string" calcext:value-type="string">
            <text:p>['ap01', 'ap03', 'ap05', 'ap06', 'dh02', 'dh03', 'dh04', 'dh05', 'dh08', 'dh09', 'dh10', 'dh11']</text:p>
          </table:table-cell>
          <table:table-cell office:value-type="string" calcext:value-type="string">
            <text:p>['ap01', 'ap03', 'ap05', 'ap06', 'ap07', 'dh01', 'dh03', 'dh05', 'dh06', 'dh07', 'dh09', 'dh10']</text:p>
          </table:table-cell>
          <table:table-cell office:value-type="string" calcext:value-type="string">
            <text:p>['ap01', 'ap03', 'ap04', 'ap05', 'ap07', 'dh01', 'dh02', 'dh04', 'dh06', 'dh07', 'dh09', 'dh10']</text:p>
          </table:table-cell>
          <table:table-cell office:value-type="string" calcext:value-type="string">
            <text:p>['ap01', 'ap03', 'ap04', 'ap05', 'ap07', 'dh01', 'dh02', 'dh04', 'dh05', 'dh06', 'dh07', 'dh11']</text:p>
          </table:table-cell>
          <table:table-cell office:value-type="string" calcext:value-type="string">
            <text:p>['ap01', 'ap03', 'ap04', 'ap05', 'ap06', 'dh01', 'dh02', 'dh03', 'dh04', 'dh07', 'dh09', 'dh10']</text:p>
          </table:table-cell>
          <table:table-cell office:value-type="string" calcext:value-type="string">
            <text:p>['ap01', 'ap03', 'ap04', 'ap05', 'ap06', 'ap07', 'dh01', 'dh02', 'dh03', 'dh05', 'dh06', 'dh07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4', 'ap06', 'dh01', 'dh03', 'dh04', 'dh05', 'dh06', 'dh07', 'dh08', 'dh09', 'dh10', 'dh11']</text:p>
          </table:table-cell>
          <table:table-cell office:value-type="string" calcext:value-type="string">
            <text:p>['ap01', 'ap05', 'ap06', 'dh01', 'dh02', 'dh03', 'dh04', 'dh05', 'dh06', 'dh07', 'dh09', 'dh10', 'dh11']</text:p>
          </table:table-cell>
          <table:table-cell office:value-type="string" calcext:value-type="string">
            <text:p>['ap01', 'ap03', 'ap04', 'ap05', 'ap06', 'dh01', 'dh02', 'dh05', 'dh07', 'dh08', 'dh09', 'dh10', 'dh11']</text:p>
          </table:table-cell>
          <table:table-cell office:value-type="string" calcext:value-type="string">
            <text:p>['ap03', 'ap04', 'ap06', 'ap07', 'dh01', 'dh02', 'dh05', 'dh06', 'dh07', 'dh08', 'dh09', 'dh10', 'dh11']</text:p>
          </table:table-cell>
          <table:table-cell office:value-type="string" calcext:value-type="string">
            <text:p>['ap01', 'ap04', 'ap05', 'ap06', 'ap07', 'dh01', 'dh02', 'dh03', 'dh04', 'dh07', 'dh09', 'dh10', 'dh11']</text:p>
          </table:table-cell>
          <table:table-cell office:value-type="string" calcext:value-type="string">
            <text:p>['ap01', 'ap03', 'ap04', 'ap05', 'ap07', 'dh01', 'dh03', 'dh04', 'dh05', 'dh07', 'dh08', 'dh09', 'dh11']</text:p>
          </table:table-cell>
          <table:table-cell office:value-type="string" calcext:value-type="string">
            <text:p>['ap01', 'ap03', 'ap04', 'ap05', 'ap06', 'ap07', 'dh02', 'dh03', 'dh04', 'dh05', 'dh09', 'dh10', 'dh11']</text:p>
          </table:table-cell>
          <table:table-cell office:value-type="string" calcext:value-type="string">
            <text:p>['ap01', 'ap03', 'ap04', 'ap05', 'ap06', 'dh01', 'dh02', 'dh04', 'dh06', 'dh07', 'dh08', 'dh10', 'dh11']</text:p>
          </table:table-cell>
          <table:table-cell office:value-type="string" calcext:value-type="string">
            <text:p>['ap01', 'ap03', 'ap04', 'ap05', 'ap07', 'dh03', 'dh04', 'dh05', 'dh06', 'dh07', 'dh09', 'dh10', 'dh11']</text:p>
          </table:table-cell>
          <table:table-cell office:value-type="string" calcext:value-type="string">
            <text:p>['ap03', 'ap04', 'ap05', 'ap07', 'dh02', 'dh03', 'dh04', 'dh05', 'dh06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7', 'dh01', 'dh02', 'dh03', 'dh04', 'dh05', 'dh06', 'dh08', 'dh10', 'dh11']</text:p>
          </table:table-cell>
          <table:table-cell office:value-type="string" calcext:value-type="string">
            <text:p>['ap01', 'ap03', 'ap04', 'ap05', 'ap07', 'dh01', 'dh04', 'dh05', 'dh06', 'dh07', 'dh08', 'dh09', 'dh10', 'dh11']</text:p>
          </table:table-cell>
          <table:table-cell office:value-type="string" calcext:value-type="string">
            <text:p>['ap01', 'ap03', 'ap04', 'ap05', 'ap06', 'ap07', 'dh03', 'dh05', 'dh06', 'dh07', 'dh08', 'dh09', 'dh10', 'dh11']</text:p>
          </table:table-cell>
          <table:table-cell office:value-type="string" calcext:value-type="string">
            <text:p>['ap01', 'ap04', 'ap05', 'ap06', 'ap07', 'dh01', 'dh02', 'dh03', 'dh05', 'dh06', 'dh07', 'dh09', 'dh10', 'dh11']</text:p>
          </table:table-cell>
          <table:table-cell office:value-type="string" calcext:value-type="string">
            <text:p>['ap01', 'ap03', 'ap04', 'ap05', 'ap06', 'dh01', 'dh02', 'dh04', 'dh05', 'dh07', 'dh08', 'dh09', 'dh10', 'dh11']</text:p>
          </table:table-cell>
          <table:table-cell office:value-type="string" calcext:value-type="string">
            <text:p>['ap05', 'ap06', 'ap07', 'dh01', 'dh02', 'dh03', 'dh04', 'dh05', 'dh06', 'dh07', 'dh08', 'dh09', 'dh10', 'dh11']</text:p>
          </table:table-cell>
          <table:table-cell office:value-type="string" calcext:value-type="string">
            <text:p>['ap03', 'ap04', 'ap05', 'ap06', 'ap07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5', 'dh07', 'dh08', 'dh09', 'dh10', 'dh11']</text:p>
          </table:table-cell>
          <table:table-cell office:value-type="string" calcext:value-type="string">
            <text:p>['ap01', 'ap03', 'ap06', 'ap07', 'dh01', 'dh02', 'dh03', 'dh04', 'dh05', 'dh07', 'dh08', 'dh09', 'dh10', 'dh11']</text:p>
          </table:table-cell>
          <table:table-cell office:value-type="string" calcext:value-type="string">
            <text:p>['ap03', 'ap04', 'ap05', 'ap07', 'dh01', 'dh02', 'dh03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6', 'dh07', 'dh10', 'dh11']</text:p>
          </table:table-cell>
          <table:table-cell office:value-type="string" calcext:value-type="string">
            <text:p>['ap01', 'ap03', 'ap04', 'ap06', 'ap07', 'dh01', 'dh02', 'dh04', 'dh05', 'dh06', 'dh07', 'dh08', 'dh09', 'dh10', 'dh11']</text:p>
          </table:table-cell>
          <table:table-cell office:value-type="string" calcext:value-type="string">
            <text:p>['ap01', 'ap03', 'ap04', 'ap05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2', 'dh04', 'dh05', 'dh06', 'dh07', 'dh08', 'dh09', 'dh10', 'dh11']</text:p>
          </table:table-cell>
          <table:table-cell office:value-type="string" calcext:value-type="string">
            <text:p>['ap01', 'ap03', 'ap04', 'ap05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]</text:p>
          </table:table-cell>
          <table:table-cell office:value-type="string" calcext:value-type="string">
            <text:p>['ap01', 'ap04', 'ap05', 'ap06', 'ap07', 'dh01', 'dh02', 'dh03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